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7.97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7.724cm"/>
    </style:style>
    <style:style style:name="gr4" style:family="graphic" style:parent-style-name="standard">
      <style:graphic-properties draw:fill-color="#ff9999" draw:opacity="18%" draw:textarea-horizontal-align="justify" draw:textarea-vertical-align="middle" draw:auto-grow-height="false" fo:min-height="38.104cm" fo:min-width="75.7cm"/>
    </style:style>
    <style:style style:name="gr5" style:family="graphic" style:parent-style-name="standard">
      <style:graphic-properties draw:textarea-horizontal-align="justify" draw:textarea-vertical-align="middle" draw:auto-grow-height="false" fo:min-height="2.544cm" fo:min-width="6.561cm"/>
    </style:style>
    <style:style style:name="gr6" style:family="graphic" style:parent-style-name="standard">
      <style:graphic-properties draw:textarea-horizontal-align="justify" draw:textarea-vertical-align="middle" draw:auto-grow-height="false" fo:min-height="2.544cm" fo:min-width="6.562cm"/>
    </style:style>
    <style:style style:name="gr7" style:family="graphic" style:parent-style-name="standard">
      <style:graphic-properties draw:textarea-horizontal-align="justify" draw:textarea-vertical-align="middle" draw:auto-grow-height="false" fo:min-height="2.544cm" fo:min-width="6.561cm"/>
    </style:style>
    <style:style style:name="gr8" style:family="graphic" style:parent-style-name="standard">
      <style:graphic-properties draw:textarea-horizontal-align="justify" draw:textarea-vertical-align="middle" draw:auto-grow-height="false" fo:min-height="2.544cm" fo:min-width="6.562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svg:stroke-color="#ffffff" draw:fill-color="#ffff99" draw:textarea-horizontal-align="justify" draw:textarea-vertical-align="middle" draw:auto-grow-height="false" fo:min-height="0.766cm" fo:min-width="10.168cm"/>
    </style:style>
    <style:style style:name="gr11" style:family="graphic" style:parent-style-name="standard">
      <style:graphic-properties svg:stroke-color="#ffffff" draw:fill-color="#ffcc00" draw:textarea-horizontal-align="justify" draw:textarea-vertical-align="middle" draw:auto-grow-height="false" fo:min-height="0.766cm" fo:min-width="9.914cm"/>
    </style:style>
    <style:style style:name="gr12" style:family="graphic" style:parent-style-name="standard">
      <style:graphic-properties svg:stroke-color="#ffffff" draw:fill-color="#dc9e07" draw:textarea-horizontal-align="justify" draw:textarea-vertical-align="middle" draw:auto-grow-height="false" fo:min-height="0.766cm" fo:min-width="5.596cm"/>
    </style:style>
    <style:style style:name="gr13" style:family="graphic" style:parent-style-name="standard">
      <style:graphic-properties svg:stroke-color="#ffffff" draw:fill-color="#916803" draw:textarea-horizontal-align="justify" draw:textarea-vertical-align="middle" draw:auto-grow-height="false" fo:min-height="0.766cm" fo:min-width="42.934cm"/>
    </style:style>
    <style:style style:name="gr14" style:family="graphic" style:parent-style-name="standard">
      <style:graphic-properties svg:stroke-color="#ffffff" draw:fill-color="#916803" draw:textarea-horizontal-align="justify" draw:textarea-vertical-align="middle" draw:auto-grow-height="false" fo:min-height="0.766cm" fo:min-width="3.818cm"/>
    </style:style>
    <style:style style:name="gr15" style:family="graphic" style:parent-style-name="standard">
      <style:graphic-properties svg:stroke-color="#ffffff" draw:fill-color="#dc9e07" draw:textarea-horizontal-align="justify" draw:textarea-vertical-align="middle" draw:auto-grow-height="false" fo:min-height="0.766cm" fo:min-width="2.294cm"/>
    </style:style>
    <style:style style:name="gr16" style:family="graphic" style:parent-style-name="standard">
      <style:graphic-properties svg:stroke-color="#ffffff" draw:fill-color="#dc9e07" draw:textarea-horizontal-align="justify" draw:textarea-vertical-align="middle" draw:auto-grow-height="false" fo:min-height="0.766cm" fo:min-width="1.786cm"/>
    </style:style>
    <style:style style:name="gr17" style:family="graphic" style:parent-style-name="standard">
      <style:graphic-properties svg:stroke-color="#ffffff" draw:fill-color="#ffcc00" draw:textarea-horizontal-align="justify" draw:textarea-vertical-align="middle" draw:auto-grow-height="false" fo:min-height="0.766cm" fo:min-width="2.294cm"/>
    </style:style>
    <style:style style:name="gr18" style:family="graphic" style:parent-style-name="standard">
      <style:graphic-properties svg:stroke-color="#ffffff" draw:fill-color="#ffff99" draw:textarea-horizontal-align="justify" draw:textarea-vertical-align="middle" draw:auto-grow-height="false" fo:min-height="0.766cm" fo:min-width="4.5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20" style:family="graphic" style:parent-style-name="standard">
      <style:graphic-properties svg:stroke-color="#000000" draw:fill="none" draw:fill-color="#000000" draw:textarea-vertical-align="middle" draw:auto-grow-height="false" fo:min-height="5.518cm" fo:min-width="0.235cm"/>
    </style:style>
    <style:style style:name="gr21" style:family="graphic" style:parent-style-name="standard">
      <style:graphic-properties draw:stroke="solid" draw:stroke-dash="Ultrafine_20_Dashed" svg:stroke-color="#000000" draw:fill="solid" draw:fill-color="#ffffff" draw:auto-grow-height="true" draw:auto-grow-width="false" fo:max-height="0cm" fo:min-height="1.026cm"/>
    </style:style>
    <style:style style:name="gr22" style:family="graphic" style:parent-style-name="standard">
      <style:graphic-properties draw:stroke="solid" draw:stroke-dash="Ultrafine_20_Dashed" svg:stroke-color="#000000" draw:fill="solid" draw:fill-color="#ffff99" draw:auto-grow-height="true" draw:auto-grow-width="false" fo:max-height="0cm" fo:min-height="1.026cm"/>
    </style:style>
    <style:style style:name="gr23" style:family="graphic" style:parent-style-name="standard">
      <style:graphic-properties svg:stroke-color="#000000" draw:fill="none" draw:fill-color="#000000" draw:textarea-vertical-align="middle" draw:auto-grow-height="false" fo:min-height="4.151cm" fo:min-width="0.854cm"/>
    </style:style>
    <style:style style:name="gr24" style:family="graphic" style:parent-style-name="standard">
      <style:graphic-properties draw:stroke="solid" draw:stroke-dash="Ultrafine_20_Dashed" svg:stroke-color="#000000" draw:fill="solid" draw:fill-color="#ffffff" draw:auto-grow-height="true" draw:auto-grow-width="false" fo:max-height="0cm" fo:min-height="1.125cm"/>
    </style:style>
    <style:style style:name="gr25" style:family="graphic" style:parent-style-name="standard">
      <style:graphic-properties draw:stroke="none" svg:stroke-color="#ffcc00" draw:fill="solid" draw:fill-color="#ffcc00" draw:auto-grow-height="true" draw:auto-grow-width="false" fo:max-height="0cm" fo:min-height="1.925cm"/>
    </style:style>
    <style:style style:name="gr26" style:family="graphic" style:parent-style-name="objectwithoutfill">
      <style:graphic-properties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27" style:family="graphic" style:parent-style-name="standard">
      <style:graphic-properties draw:stroke="solid" draw:stroke-dash="Ultrafine_20_Dashed" svg:stroke-color="#000000" draw:fill="solid" draw:fill-color="#ffcc00" draw:auto-grow-height="true" draw:auto-grow-width="false" fo:max-height="0cm" fo:min-height="1.026cm"/>
    </style:style>
    <style:style style:name="gr28" style:family="graphic" style:parent-style-name="standard">
      <style:graphic-properties draw:stroke="none" svg:stroke-color="#000000" draw:fill="solid" draw:fill-color="#ffff99" draw:auto-grow-height="true" draw:auto-grow-width="false" fo:max-height="0cm" fo:min-height="1.026cm"/>
    </style:style>
    <style:style style:name="gr29" style:family="graphic" style:parent-style-name="standard">
      <style:graphic-properties draw:stroke="solid" draw:stroke-dash="Ultrafine_20_Dashed" svg:stroke-color="#000000" draw:fill="solid" draw:fill-color="#ffff99" draw:auto-grow-height="true" draw:auto-grow-width="false" fo:max-height="0cm" fo:min-height="3.076cm"/>
    </style:style>
    <style:style style:name="gr30" style:family="graphic" style:parent-style-name="standard">
      <style:graphic-properties draw:stroke="solid" draw:stroke-dash="Ultrafine_20_Dashed" svg:stroke-color="#000000" draw:fill="solid" draw:fill-color="#ffcc00" draw:auto-grow-height="true" draw:auto-grow-width="false" fo:max-height="0cm" fo:min-height="3.076cm"/>
    </style:style>
    <style:style style:name="gr31" style:family="graphic" style:parent-style-name="standard">
      <style:graphic-properties svg:stroke-color="#cc00cc" draw:fill-color="#990099" draw:textarea-horizontal-align="justify" draw:textarea-vertical-align="middle" draw:auto-grow-height="false" fo:min-height="2.544cm" fo:min-width="0.516cm"/>
    </style:style>
    <style:style style:name="gr32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34" style:family="graphic" style:parent-style-name="objectwithoutfill">
      <style:graphic-properties draw:marker-end="Arrow" draw:marker-end-width="0.3cm" draw:fill="none" draw:textarea-vertical-align="middle"/>
    </style:style>
    <style:style style:name="gr35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6" style:family="graphic" style:parent-style-name="standard">
      <style:graphic-properties draw:stroke="none" svg:stroke-color="#000000" draw:fill="solid" draw:fill-color="#ffffff" draw:auto-grow-height="true" draw:auto-grow-width="false" fo:max-height="0cm" fo:min-height="1.514cm"/>
    </style:style>
    <style:style style:name="gr37" style:family="graphic" style:parent-style-name="standard">
      <style:graphic-properties draw:fill-color="#3399ff" draw:opacity="18%" draw:textarea-horizontal-align="justify" draw:textarea-vertical-align="middle" draw:auto-grow-height="false" fo:min-height="38.241cm" fo:min-width="75.7cm"/>
    </style:style>
    <style:style style:name="gr38" style:family="graphic" style:parent-style-name="standard">
      <style:graphic-properties svg:stroke-color="#ffffff" draw:fill-color="#ffff99" draw:textarea-horizontal-align="justify" draw:textarea-vertical-align="middle" draw:auto-grow-height="false" fo:min-height="0.766cm" fo:min-width="37.812cm"/>
    </style:style>
    <style:style style:name="gr39" style:family="graphic" style:parent-style-name="standard">
      <style:graphic-properties svg:stroke-color="#ffffff" draw:fill-color="#916803" draw:textarea-horizontal-align="justify" draw:textarea-vertical-align="middle" draw:auto-grow-height="false" fo:min-height="0.766cm" fo:min-width="3.245cm"/>
    </style:style>
    <style:style style:name="gr40" style:family="graphic" style:parent-style-name="standard">
      <style:graphic-properties svg:stroke-color="#ffffff" draw:fill-color="#ffcc00" draw:textarea-horizontal-align="justify" draw:textarea-vertical-align="middle" draw:auto-grow-height="false" fo:min-height="0.766cm" fo:min-width="27.488cm"/>
    </style:style>
    <style:style style:name="gr41" style:family="graphic" style:parent-style-name="standard">
      <style:graphic-properties draw:fill-color="#ccff00" draw:textarea-horizontal-align="justify" draw:textarea-vertical-align="middle" draw:auto-grow-height="false" fo:min-height="2.637cm" fo:min-width="1.021cm"/>
    </style:style>
    <style:style style:name="gr42" style:family="graphic" style:parent-style-name="standard">
      <style:graphic-properties draw:stroke="none" svg:stroke-width="0.159cm" svg:stroke-color="#99ff66" draw:marker-start-width="0.438cm" draw:marker-end-width="0.438cm" draw:fill="solid" draw:fill-color="#ccff00" draw:auto-grow-height="true" draw:auto-grow-width="false" fo:max-height="0cm" fo:min-height="3.591cm" fo:padding-top="0.204cm" fo:padding-bottom="0.204cm" fo:padding-left="0.329cm" fo:padding-right="0.329cm"/>
    </style:style>
    <style:style style:name="gr43" style:family="graphic" style:parent-style-name="standard">
      <style:graphic-properties draw:fill-color="#cc99ff" draw:textarea-horizontal-align="justify" draw:textarea-vertical-align="middle" draw:auto-grow-height="false" fo:min-height="2.637cm" fo:min-width="0.174cm"/>
    </style:style>
    <style:style style:name="gr44" style:family="graphic" style:parent-style-name="standard">
      <style:graphic-properties draw:stroke="solid" svg:stroke-width="0.028cm" svg:stroke-color="#000000" draw:marker-start-width="0.242cm" draw:marker-end-width="0.242cm" draw:fill="solid" draw:fill-color="#cc99ff" draw:auto-grow-height="true" draw:auto-grow-width="false" fo:max-height="0cm" fo:min-height="3.936cm" fo:padding-top="0.139cm" fo:padding-bottom="0.139cm" fo:padding-left="0.264cm" fo:padding-right="0.264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6" style:family="graphic" style:parent-style-name="standard">
      <style:graphic-properties draw:stroke="none" svg:stroke-width="0.159cm" svg:stroke-color="#99ff66" draw:marker-start-width="0.438cm" draw:marker-end-width="0.438cm" draw:fill="solid" draw:fill-color="#ccff00" draw:auto-grow-height="true" draw:auto-grow-width="false" fo:max-height="0cm" fo:min-height="5.51cm" fo:padding-top="0.204cm" fo:padding-bottom="0.204cm" fo:padding-left="0.329cm" fo:padding-right="0.329cm"/>
    </style:style>
    <style:style style:name="gr47" style:family="graphic" style:parent-style-name="standard">
      <style:graphic-properties draw:stroke="none" svg:stroke-color="#000000" draw:fill="none" draw:fill-color="#cc99ff" draw:auto-grow-height="true" draw:auto-grow-width="false" fo:max-height="0cm" fo:min-height="0cm"/>
    </style:style>
    <style:style style:name="gr48" style:family="graphic" style:parent-style-name="standard">
      <style:graphic-properties draw:fill-color="#66cc00" draw:textarea-horizontal-align="justify" draw:textarea-vertical-align="middle" draw:auto-grow-height="false" fo:min-height="2.637cm" fo:min-width="0.585cm"/>
    </style:style>
    <style:style style:name="gr49" style:family="graphic" style:parent-style-name="standard">
      <style:graphic-properties draw:stroke="none" svg:stroke-width="0.159cm" svg:stroke-color="#99ff66" draw:marker-start-width="0.438cm" draw:marker-end-width="0.438cm" draw:fill="solid" draw:fill-color="#66cc00" draw:auto-grow-height="true" draw:auto-grow-width="false" fo:max-height="0cm" fo:min-height="1.87cm" fo:padding-top="0.204cm" fo:padding-bottom="0.204cm" fo:padding-left="0.329cm" fo:padding-right="0.329cm"/>
    </style:style>
    <style:style style:name="gr50" style:family="graphic" style:parent-style-name="standard">
      <style:graphic-properties draw:stroke="none" svg:stroke-width="0.159cm" svg:stroke-color="#99ff66" draw:marker-start-width="0.438cm" draw:marker-end-width="0.438cm" draw:fill="solid" draw:fill-color="#cc99ff" draw:auto-grow-height="true" draw:auto-grow-width="false" fo:max-height="0cm" fo:min-height="0.897cm" fo:padding-top="0.204cm" fo:padding-bottom="0.204cm" fo:padding-left="0.329cm" fo:padding-right="0.329cm"/>
    </style:style>
    <style:style style:name="gr51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52" style:family="graphic" style:parent-style-name="standard">
      <style:graphic-properties draw:stroke="solid" svg:stroke-color="#000000" draw:fill="solid" draw:fill-color="#ffffff" draw:auto-grow-height="true" draw:auto-grow-width="false" fo:max-height="0cm" fo:min-height="1.889cm"/>
    </style:style>
    <style:style style:name="gr53" style:family="graphic" style:parent-style-name="standard">
      <style:graphic-properties draw:stroke="none" svg:stroke-color="#000000" draw:fill="solid" draw:fill-color="#ffffff" draw:auto-grow-height="true" draw:auto-grow-width="false" fo:max-height="0cm" fo:min-height="1.387cm"/>
    </style:style>
    <style:style style:name="gr54" style:family="graphic" style:parent-style-name="standard">
      <style:graphic-properties svg:stroke-color="#ffffff" draw:fill-color="#ffcc00" draw:textarea-horizontal-align="justify" draw:textarea-vertical-align="middle" draw:auto-grow-height="false" fo:min-height="0.766cm" fo:min-width="4.58cm"/>
    </style:style>
    <style:style style:name="gr55" style:family="graphic" style:parent-style-name="standard">
      <style:graphic-properties draw:stroke="none" svg:stroke-color="#000000" draw:fill="solid" draw:fill-color="#ffffff" draw:auto-grow-height="true" draw:auto-grow-width="false" fo:max-height="0cm" fo:min-height="1.889cm"/>
    </style:style>
    <style:style style:name="gr56" style:family="graphic" style:parent-style-name="objectwithoutfill">
      <style:graphic-properties svg:stroke-width="0.106cm" svg:stroke-color="#ffffff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7" style:family="graphic" style:parent-style-name="standard">
      <style:graphic-properties svg:stroke-color="#ffffff" draw:fill-color="#916803" draw:textarea-horizontal-align="justify" draw:textarea-vertical-align="middle" draw:auto-grow-height="false" fo:min-height="0.766cm" fo:min-width="2.759cm"/>
    </style:style>
    <style:style style:name="gr58" style:family="graphic" style:parent-style-name="standard">
      <style:graphic-properties draw:stroke="solid" svg:stroke-width="0.028cm" svg:stroke-color="#000000" draw:marker-start-width="0.242cm" draw:marker-end-width="0.242cm" draw:fill="solid" draw:fill-color="#cc99ff" draw:auto-grow-height="true" draw:auto-grow-width="false" fo:max-height="0cm" fo:min-height="4.113cm" fo:padding-top="0.139cm" fo:padding-bottom="0.139cm" fo:padding-left="0.264cm" fo:padding-right="0.264cm"/>
    </style:style>
    <style:style style:name="gr59" style:family="graphic" style:parent-style-name="standard">
      <style:graphic-properties draw:stroke="none" svg:stroke-width="0.159cm" svg:stroke-color="#99ff66" draw:marker-start-width="0.438cm" draw:marker-end-width="0.438cm" draw:fill="solid" draw:fill-color="#009900" draw:auto-grow-height="true" draw:auto-grow-width="false" fo:max-height="0cm" fo:min-height="1.87cm" fo:padding-top="0.204cm" fo:padding-bottom="0.204cm" fo:padding-left="0.329cm" fo:padding-right="0.329cm"/>
    </style:style>
    <style:style style:name="gr60" style:family="graphic" style:parent-style-name="Object_20_with_20_no_20_fill_20_and_20_no_20_line">
      <style:graphic-properties draw:textarea-vertical-align="middle" draw:ole-draw-aspect="1"/>
    </style:style>
    <style:style style:name="gr61" style:family="graphic" style:parent-style-name="standard">
      <style:graphic-properties draw:stroke="solid" svg:stroke-color="#000000" draw:fill="solid" draw:fill-color="#ffffff" draw:auto-grow-height="true" draw:auto-grow-width="false" fo:max-height="0cm" fo:min-height="1.73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text-properties fo:font-size="32.7000007629395pt"/>
    </style:style>
    <style:style style:name="P2" style:family="paragraph">
      <loext:graphic-properties draw:fill="none" draw:fill-color="#ffffff"/>
      <style:text-properties fo:font-size="32.7000007629395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text-properties fo:font-size="32.7000007629395pt"/>
    </style:style>
    <style:style style:name="P5" style:family="paragraph">
      <loext:graphic-properties draw:fill-color="#ff9999" draw:opacity="18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28pt"/>
    </style:style>
    <style:style style:name="P8" style:family="paragraph">
      <style:paragraph-properties fo:text-align="center"/>
      <style:text-properties fo:font-size="28pt" style:font-size-asian="28pt" style:font-size-complex="28pt"/>
    </style:style>
    <style:style style:name="P9" style:family="paragraph">
      <style:paragraph-properties fo:text-align="center"/>
      <style:text-properties fo:font-size="26pt"/>
    </style:style>
    <style:style style:name="P10" style:family="paragraph">
      <style:paragraph-properties fo:text-align="center"/>
      <style:text-properties fo:font-size="26pt" style:font-size-asian="26pt" style:font-size-complex="26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  <style:text-properties fo:font-size="18pt"/>
    </style:style>
    <style:style style:name="P13" style:family="paragraph">
      <loext:graphic-properties draw:fill-color="#ffff99"/>
      <style:paragraph-properties fo:text-align="center"/>
      <style:text-properties fo:font-size="18pt"/>
    </style:style>
    <style:style style:name="P14" style:family="paragraph">
      <loext:graphic-properties draw:fill-color="#ffcc00"/>
      <style:paragraph-properties fo:text-align="center"/>
      <style:text-properties fo:font-size="18pt"/>
    </style:style>
    <style:style style:name="P15" style:family="paragraph">
      <loext:graphic-properties draw:fill-color="#dc9e07"/>
      <style:paragraph-properties fo:text-align="center"/>
      <style:text-properties fo:font-size="18pt"/>
    </style:style>
    <style:style style:name="P16" style:family="paragraph">
      <style:paragraph-properties fo:text-align="center"/>
      <style:text-properties fo:color="#ffffff" fo:font-size="18pt"/>
    </style:style>
    <style:style style:name="P17" style:family="paragraph">
      <loext:graphic-properties draw:fill-color="#916803"/>
      <style:paragraph-properties fo:text-align="center"/>
      <style:text-properties fo:color="#ffffff" fo:font-size="18pt"/>
    </style:style>
    <style:style style:name="P18" style:family="paragraph">
      <style:paragraph-properties fo:text-align="center"/>
      <style:text-properties fo:color="#000000" fo:font-size="18pt"/>
    </style:style>
    <style:style style:name="P19" style:family="paragraph">
      <loext:graphic-properties draw:fill-color="#dc9e07"/>
      <style:paragraph-properties fo:text-align="center"/>
      <style:text-properties fo:color="#000000" fo:font-size="18pt"/>
    </style:style>
    <style:style style:name="P20" style:family="paragraph">
      <loext:graphic-properties draw:fill-color="#ffcc00"/>
      <style:paragraph-properties fo:text-align="center"/>
      <style:text-properties fo:color="#000000" fo:font-size="18pt"/>
    </style:style>
    <style:style style:name="P21" style:family="paragraph">
      <loext:graphic-properties draw:fill-color="#ffff99"/>
      <style:paragraph-properties fo:text-align="center"/>
      <style:text-properties fo:color="#000000" fo:font-size="18pt"/>
    </style:style>
    <style:style style:name="P22" style:family="paragraph">
      <style:text-properties fo:font-size="22pt" style:font-size-asian="22pt" style:font-size-complex="22pt"/>
    </style:style>
    <style:style style:name="P23" style:family="paragraph">
      <loext:graphic-properties draw:fill="none" draw:fill-color="#ffffff"/>
      <style:text-properties fo:font-size="22pt" style:font-size-asian="22pt" style:font-size-complex="22pt"/>
    </style:style>
    <style:style style:name="P24" style:family="paragraph">
      <loext:graphic-properties draw:fill="none" draw:fill-color="#000000"/>
      <style:paragraph-properties fo:text-align="center"/>
    </style:style>
    <style:style style:name="P25" style:family="paragraph">
      <style:text-properties fo:font-size="26pt" style:font-size-asian="26pt" style:font-size-complex="26pt"/>
    </style:style>
    <style:style style:name="P26" style:family="paragraph">
      <loext:graphic-properties draw:fill="solid" draw:fill-color="#ffffff"/>
      <style:text-properties fo:font-size="26pt" style:font-size-asian="26pt" style:font-size-complex="26pt"/>
    </style:style>
    <style:style style:name="P27" style:family="paragraph">
      <style:text-properties fo:color="#cc0000" fo:font-size="26pt" fo:font-weight="bold" style:font-size-asian="26pt" style:font-weight-asian="bold" style:font-size-complex="26pt" style:font-weight-complex="bold"/>
    </style:style>
    <style:style style:name="P28" style:family="paragraph">
      <loext:graphic-properties draw:fill="solid" draw:fill-color="#ffff99"/>
      <style:text-properties fo:color="#cc0000" fo:font-size="26pt" fo:font-weight="bold" style:font-size-asian="26pt" style:font-weight-asian="bold" style:font-size-complex="26pt" style:font-weight-complex="bold"/>
    </style:style>
    <style:style style:name="P29" style:family="paragraph">
      <style:text-properties fo:font-size="26pt"/>
    </style:style>
    <style:style style:name="P30" style:family="paragraph">
      <loext:graphic-properties draw:fill="solid" draw:fill-color="#ffcc00"/>
      <style:text-properties fo:font-size="26pt"/>
    </style:style>
    <style:style style:name="P31" style:family="paragraph">
      <loext:graphic-properties draw:fill="solid" draw:fill-color="#ffcc00"/>
      <style:text-properties fo:color="#cc0000" fo:font-size="26pt" fo:font-weight="bold" style:font-size-asian="26pt" style:font-weight-asian="bold" style:font-size-complex="26pt" style:font-weight-complex="bold"/>
    </style:style>
    <style:style style:name="P32" style:family="paragraph">
      <loext:graphic-properties draw:fill="solid" draw:fill-color="#ffff99"/>
      <style:paragraph-properties fo:text-align="center"/>
      <style:text-properties fo:font-size="18pt"/>
    </style:style>
    <style:style style:name="P33" style:family="paragraph">
      <loext:graphic-properties draw:fill-color="#990099"/>
      <style:paragraph-properties fo:text-align="center"/>
      <style:text-properties fo:color="#ffffff" fo:font-size="18pt" fo:font-weight="bold" style:font-weight-asian="bold" style:font-weight-complex="bold"/>
    </style:style>
    <style:style style:name="P34" style:family="paragraph">
      <style:text-properties fo:font-size="36pt" style:font-size-asian="36pt" style:font-size-complex="36pt"/>
    </style:style>
    <style:style style:name="P35" style:family="paragraph">
      <loext:graphic-properties draw:fill="solid" draw:fill-color="#ffffff"/>
      <style:text-properties fo:font-size="36pt" style:font-size-asian="36pt" style:font-size-complex="36pt"/>
    </style:style>
    <style:style style:name="P36" style:family="paragraph">
      <style:paragraph-properties fo:text-align="center"/>
      <style:text-properties fo:font-size="20pt"/>
    </style:style>
    <style:style style:name="P37" style:family="paragraph">
      <style:paragraph-properties fo:text-align="center"/>
      <style:text-properties fo:font-size="20pt" fo:font-weight="bold" style:font-size-asian="28pt" style:font-size-complex="28pt"/>
    </style:style>
    <style:style style:name="P38" style:family="paragraph">
      <loext:graphic-properties draw:fill-color="#3399ff" draw:opacity="18%"/>
      <style:paragraph-properties fo:text-align="center"/>
      <style:text-properties fo:font-size="20pt"/>
    </style:style>
    <style:style style:name="P39" style:family="paragraph">
      <loext:graphic-properties draw:fill="none"/>
      <style:paragraph-properties fo:text-align="center"/>
      <style:text-properties fo:font-size="20pt"/>
    </style:style>
    <style:style style:name="P40" style:family="paragraph">
      <loext:graphic-properties draw:fill-color="#ffff99"/>
      <style:paragraph-properties fo:text-align="center"/>
      <style:text-properties fo:font-size="20pt" fo:font-weight="bold"/>
    </style:style>
    <style:style style:name="P41" style:family="paragraph">
      <style:paragraph-properties fo:text-align="center"/>
      <style:text-properties fo:color="#ffffff" fo:font-size="20pt"/>
    </style:style>
    <style:style style:name="P42" style:family="paragraph">
      <loext:graphic-properties draw:fill-color="#916803"/>
      <style:paragraph-properties fo:text-align="center"/>
      <style:text-properties fo:color="#ffffff" fo:font-size="20pt" fo:font-weight="bold"/>
    </style:style>
    <style:style style:name="P43" style:family="paragraph">
      <loext:graphic-properties draw:fill-color="#ffcc00"/>
      <style:paragraph-properties fo:text-align="center"/>
      <style:text-properties fo:font-size="20pt" fo:font-weight="bold"/>
    </style:style>
    <style:style style:name="P44" style:family="paragraph">
      <style:paragraph-properties fo:text-align="center"/>
      <style:text-properties fo:color="#000000" fo:font-size="20pt"/>
    </style:style>
    <style:style style:name="P45" style:family="paragraph">
      <loext:graphic-properties draw:fill-color="#ffff99"/>
      <style:paragraph-properties fo:text-align="center"/>
      <style:text-properties fo:color="#000000" fo:font-size="20pt" fo:font-weight="bold"/>
    </style:style>
    <style:style style:name="P46" style:family="paragraph">
      <loext:graphic-properties draw:fill-color="#ccff00"/>
      <style:paragraph-properties fo:text-align="center"/>
      <style:text-properties fo:font-size="20pt" fo:font-weight="bold"/>
    </style:style>
    <style:style style:name="P47" style:family="paragraph">
      <style:text-properties fo:font-size="20pt" style:font-size-asian="22pt" style:font-size-complex="22pt"/>
    </style:style>
    <style:style style:name="P48" style:family="paragraph">
      <loext:graphic-properties draw:fill="solid" draw:fill-color="#ccff00"/>
      <style:text-properties fo:font-size="20pt" style:font-size-asian="22pt" style:font-size-complex="22pt"/>
    </style:style>
    <style:style style:name="P49" style:family="paragraph">
      <loext:graphic-properties draw:fill-color="#cc99ff"/>
      <style:paragraph-properties fo:text-align="center"/>
      <style:text-properties fo:color="#000000" fo:font-size="20pt" fo:font-weight="bold" style:font-weight-asian="bold" style:font-weight-complex="bold"/>
    </style:style>
    <style:style style:name="P50" style:family="paragraph">
      <loext:graphic-properties draw:fill="solid" draw:fill-color="#cc99ff"/>
      <style:text-properties fo:font-size="20pt" style:font-size-asian="22pt" style:font-size-complex="22pt"/>
    </style:style>
    <style:style style:name="P51" style:family="paragraph">
      <loext:graphic-properties draw:fill="none" draw:fill-color="#ffffff"/>
      <style:text-properties fo:font-size="26pt" style:font-size-asian="26pt" style:font-size-complex="26pt"/>
    </style:style>
    <style:style style:name="P52" style:family="paragraph">
      <loext:graphic-properties draw:fill="none" draw:fill-color="#cc99ff"/>
      <style:text-properties fo:font-size="26pt" style:font-size-asian="26pt" style:font-size-complex="26pt"/>
    </style:style>
    <style:style style:name="P53" style:family="paragraph">
      <style:paragraph-properties fo:text-align="center"/>
      <style:text-properties fo:font-size="20pt" fo:font-weight="bold" style:font-weight-asian="bold" style:font-weight-complex="bold"/>
    </style:style>
    <style:style style:name="P54" style:family="paragraph">
      <loext:graphic-properties draw:fill-color="#66cc00"/>
      <style:paragraph-properties fo:text-align="center"/>
      <style:text-properties fo:font-size="20pt" fo:font-weight="bold" style:font-weight-asian="bold" style:font-weight-complex="bold"/>
    </style:style>
    <style:style style:name="P55" style:family="paragraph">
      <loext:graphic-properties draw:fill="solid" draw:fill-color="#66cc00"/>
      <style:text-properties fo:font-size="20pt" style:font-size-asian="22pt" style:font-size-complex="22pt"/>
    </style:style>
    <style:style style:name="P56" style:family="paragraph">
      <style:text-properties fo:font-size="20pt" fo:font-weight="bold" style:font-size-asian="20pt" style:font-weight-asian="bold" style:font-size-complex="20pt" style:font-weight-complex="bold"/>
    </style:style>
    <style:style style:name="P57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58" style:family="paragraph">
      <style:text-properties fo:color="#cc0000" fo:font-size="24pt" style:font-size-asian="24pt" style:font-size-complex="24pt"/>
    </style:style>
    <style:style style:name="P59" style:family="paragraph">
      <loext:graphic-properties draw:fill="solid" draw:fill-color="#ffffff"/>
      <style:text-properties fo:color="#cc0000" fo:font-size="24pt" style:font-size-asian="24pt" style:font-size-complex="24pt"/>
    </style:style>
    <style:style style:name="P60" style:family="paragraph">
      <loext:graphic-properties draw:fill-color="#ffcc00"/>
      <style:paragraph-properties fo:text-align="center"/>
      <style:text-properties fo:color="#000000" fo:font-size="20pt" fo:font-weight="bold"/>
    </style:style>
    <style:style style:name="P61" style:family="paragraph">
      <style:paragraph-properties fo:line-height="100%"/>
      <style:text-properties fo:color="#cc0000" fo:font-size="24pt" style:font-size-asian="24pt" style:font-size-complex="24pt"/>
    </style:style>
    <style:style style:name="P62" style:family="paragraph">
      <style:text-properties fo:color="#ffffff" fo:font-size="20pt" style:font-size-asian="22pt" style:font-size-complex="22pt"/>
    </style:style>
    <style:style style:name="P63" style:family="paragraph">
      <loext:graphic-properties draw:fill="solid" draw:fill-color="#009900"/>
      <style:text-properties fo:color="#ffffff" fo:font-size="20pt" style:font-size-asian="22pt" style:font-size-complex="22pt"/>
    </style:style>
    <style:style style:name="P64" style:family="paragraph">
      <style:text-properties fo:font-size="40pt" style:font-size-asian="40pt" style:font-size-complex="40pt"/>
    </style:style>
    <style:style style:name="P65" style:family="paragraph">
      <loext:graphic-properties draw:fill="none" draw:fill-color="#ffffff"/>
      <style:text-properties fo:font-size="40pt" style:font-size-asian="40pt" style:font-size-complex="40pt"/>
    </style:style>
    <style:style style:name="P66" style:family="paragraph">
      <loext:graphic-properties draw:fill="solid" draw:fill-color="#ffffff"/>
      <style:text-properties fo:font-size="22pt" style:font-size-asian="22pt" style:font-size-complex="2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ffffff"/>
    </style:style>
    <style:style style:name="T4" style:family="text">
      <style:text-properties fo:color="#000000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cc0000" fo:font-size="26pt" fo:font-weight="bold" style:font-size-asian="26pt" style:font-weight-asian="bold" style:font-size-complex="26pt" style:font-weight-complex="bold"/>
    </style:style>
    <style:style style:name="T7" style:family="text">
      <style:text-properties fo:color="#ffffff" fo:font-weight="bold" style:font-weight-asian="bold" style:font-weight-complex="bold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style:font-size-asian="22pt" style:font-size-complex="22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cc0000" fo:font-size="24pt" style:font-size-asian="24pt" style:font-size-complex="24pt"/>
    </style:style>
    <style:style style:name="T13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69.816cm" svg:height="38.225cm" svg:x="1.382cm" svg:y="2.304cm">
          <draw:text-box>
            <text:p text:style-name="P1">Pri ženskih nas zanima:</text:p>
            <text:p text:style-name="P1"><text:tab/>- število rojenih v določenem letu</text:p>
            <text:p text:style-name="P1"><text:s/><text:tab/>- kakšen odstotek telic osemenimo</text:p>
            <text:p text:style-name="P1"><text:tab/>- remont krav</text:p>
            <text:p text:style-name="P1"><text:tab/>- število bikovskih mater</text:p>
            <text:p text:style-name="P1"><text:tab/>- remont bikovskih mater</text:p>
            <text:p text:style-name="P1"/>
            <text:p text:style-name="P1">Pri moških nas zanima:</text:p>
            <text:p text:style-name="P1"><text:tab/>- koliko potomcev načrtnih parjenje → vhlevljeni biki → mladi biki → pozitivno testirani</text:p>
            <text:p text:style-name="P1"><text:tab/>- št potomcev po mladih / testiranih / bikih v pripustu / genomsko testiranih letno</text:p>
            <text:p text:style-name="P1"><text:tab/>- število mladih bikov / testiranih bikov / bikov v pripustu v uporabi letno</text:p>
            <text:p text:style-name="P1"><text:tab/>- skupno število potomcev po določenem biku</text:p>
            <text:p text:style-name="P1"><text:tab/>- število let v uporabi</text:p>
            <text:p text:style-name="P1"/>
            <text:p text:style-name="P1">___________________________________________________________________________________</text:p>
            <text:p text:style-name="P1"/>
            <text:p text:style-name="P1">1) Najprej naredi presek generacije: skupno število in število v posamezni kategoriji</text:p>
            <text:p text:style-name="P1"><text:tab/>- simuliraj TBV in preračunaj EBV z enotno korelacijo</text:p>
            <text:p text:style-name="P1">2) Izvrši selekcijske aktivnosti v eni generaciji</text:p>
            <text:p text:style-name="P1">3) Poženi AlphaSim eno generacijo in pridobi TBV → EBV</text:p>
            <text:p text:style-name="P1">4) Ponavljaj 2 in 3</text:p>
            <text:p text:style-name="P1"/>
            <text:p text:style-name="P1"/>
            <text:p text:style-name="P1"><text:s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text-style-name="P4" draw:layer="layout" svg:width="56.755cm" svg:height="14.408cm" svg:x="3.556cm" svg:y="3.71cm">
          <draw:text-box>
            <text:p text:style-name="P1">Kaj se izvrši v eni generaciji?</text:p>
            <text:p text:style-name="P1">Velikost populacije = 20,000 (18,000 F in 2,000 M) </text:p>
            <text:p text:style-name="P1">Ženske:</text:p>
            <text:p text:style-name="P1"><text:tab/>GEN0:</text:p>
            <text:p text:style-name="P1"><text:tab/>- dodaj ~2800 (15%) novorojenih ženskih telet (vseh rojenih ~3500 * 80% v kontroli = 2800)</text:p>
            <text:p text:style-name="P1"><text:tab/>GEN1:</text:p>
            <text:p text:style-name="P1"><text:tab/>- izloči 3.3% najslabših ženskih telet, osemeni 73% z mladimi biki (pt12), <text:s text:c="2"/>23% ostane telic (telice12)</text:p>
            <text:p text:style-name="P1"><text:tab/>GEN2:</text:p>
            <text:p text:style-name="P1"><text:tab/>- izloči 27% telic12, 45% osemeni (pt24), pusti 27.3% (tel24)</text:p>
            <text:p text:style-name="P1"><text:tab/>GEN3:</text:p>
            <text:p text:style-name="P1"><text:tab/>-izloči 18% krav (random) , 0.43% najboljših krav v BM, 0.43% BM izločiš (najstarejše)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4" draw:text-style-name="P5" draw:layer="layout" svg:width="76.2cm" svg:height="38.3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7.061cm" svg:height="2.794cm" svg:x="2.032cm" svg:y="3.8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7.061cm" svg:height="2.794cm" svg:x="9.093cm" svg:y="3.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7.062cm" svg:height="2.794cm" svg:x="16.154cm" svg:y="3.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7.061cm" svg:height="2.794cm" svg:x="23.216cm" svg:y="3.81cm">
          <text:p text:style-name="P7"><text:span text:style-name="T1">62.5%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7.061cm" svg:height="2.794cm" svg:x="30.277cm" svg:y="3.8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7.061cm" svg:height="2.794cm" svg:x="37.338cm" svg:y="3.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7.061cm" svg:height="2.794cm" svg:x="44.399cm" svg:y="3.81cm">
          <text:p text:style-name="P9"><text:span text:style-name="T2"><text:s text:c="9"/></text:span><text:span text:style-name="T2">5% <text:s text:c="5"/>3% 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7.062cm" svg:height="2.794cm" svg:x="51.46cm" svg:y="3.81cm">
          <text:p text:style-name="P10"><text:span text:style-name="T2"><text:s text:c="8"/></text:span><text:span text:style-name="T2">3.5% <text:s text:c="19"/>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7.061cm" svg:height="2.794cm" svg:x="58.522cm" svg:y="3.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7.061cm" svg:height="2.794cm" svg:x="65.583cm" svg:y="3.81cm">
          <text:p text:style-name="P9"><text:span text:style-name="T2"/></text:p>
          <draw:enhanced-geometry svg:viewBox="0 0 21600 21600" draw:type="rectangle" draw:enhanced-path="M 0 0 L 21600 0 21600 21600 0 21600 0 0 Z N"/>
        </draw:custom-shape>
        <draw:line draw:style-name="gr9" draw:text-style-name="P11" draw:layer="layout" svg:x1="45.466cm" svg:y1="0.001cm" svg:x2="45.466cm" svg:y2="38.101cm">
          <text:p/>
        </draw:line>
        <draw:line draw:style-name="gr9" draw:text-style-name="P11" draw:layer="layout" svg:x1="2.032cm" svg:y1="0.001cm" svg:x2="2.032cm" svg:y2="38.101cm">
          <text:p/>
        </draw:line>
        <draw:line draw:style-name="gr9" draw:text-style-name="P11" draw:layer="layout" svg:x1="49.276cm" svg:y1="0.001cm" svg:x2="49.276cm" svg:y2="38.101cm">
          <text:p/>
        </draw:line>
        <draw:line draw:style-name="gr9" draw:text-style-name="P11" draw:layer="layout" svg:x1="51.562cm" svg:y1="0.001cm" svg:x2="51.562cm" svg:y2="38.101cm">
          <text:p/>
        </draw:line>
        <draw:line draw:style-name="gr9" draw:text-style-name="P11" draw:layer="layout" svg:x1="54.864cm" svg:y1="0.001cm" svg:x2="54.864cm" svg:y2="38.101cm">
          <text:p/>
        </draw:line>
        <draw:line draw:style-name="gr9" draw:text-style-name="P11" draw:layer="layout" svg:x1="61.976cm" svg:y1="0.001cm" svg:x2="61.976cm" svg:y2="38.101cm">
          <text:p/>
        </draw:line>
        <draw:line draw:style-name="gr9" draw:text-style-name="P11" draw:layer="layout" svg:x1="72.644cm" svg:y1="0.001cm" svg:x2="72.644cm" svg:y2="38.101cm">
          <text:p/>
        </draw:line>
        <draw:custom-shape draw:style-name="gr10" draw:text-style-name="P13" draw:layer="layout" svg:width="10.668cm" svg:height="1.016cm" svg:x="61.976cm" svg:y="0.001cm">
          <text:p text:style-name="P12">GEN0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10.414cm" svg:height="1.016cm" svg:x="51.562cm" svg:y="0.001cm">
          <text:p text:style-name="P12">GEN1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6.096cm" svg:height="1.016cm" svg:x="45.466cm" svg:y="0.001cm">
          <text:p text:style-name="P12">GEN2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43.434cm" svg:height="1.016cm" svg:x="2.032cm" svg:y="0.001cm">
          <text:p text:style-name="P16"><text:span text:style-name="T3">GEN3,4,5,6,7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4.318cm" svg:height="1.016cm" svg:x="2.032cm" svg:y="1.016cm">
          <text:p text:style-name="P16"><text:span text:style-name="T3">KRAVE</text:span></text:p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2.794cm" svg:height="1.016cm" svg:x="45.466cm" svg:y="1.016cm">
          <text:p text:style-name="P18"><text:span text:style-name="T4">PT24</text:span>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2.286cm" svg:height="1.016cm" svg:x="49.276cm" svg:y="1.016cm">
          <text:p text:style-name="P18"><text:span text:style-name="T4">TEL24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2.794cm" svg:height="1.016cm" svg:x="51.562cm" svg:y="1.016cm">
          <text:p text:style-name="P18"><text:span text:style-name="T4">PT12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2.794cm" svg:height="1.016cm" svg:x="55.118cm" svg:y="1.016cm">
          <text:p text:style-name="P18"><text:span text:style-name="T4">TEL12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5.08cm" svg:height="1.016cm" svg:x="61.976cm" svg:y="1.016cm">
          <text:p text:style-name="P18"><text:span text:style-name="T4">NOVOROJENA</text:span></text:p>
          <draw:enhanced-geometry svg:viewBox="0 0 21600 21600" draw:type="rectangle" draw:enhanced-path="M 0 0 L 21600 0 21600 21600 0 21600 0 0 Z N"/>
        </draw:custom-shape>
        <draw:frame draw:style-name="gr19" draw:text-style-name="P23" draw:layer="layout" svg:width="22.606cm" svg:height="1.119cm" svg:x="14.986cm" svg:y="7.366cm">
          <draw:text-box>
            <text:p text:style-name="P22"><text:span text:style-name="T5">R</text:span><text:span text:style-name="T5">e</text:span><text:span text:style-name="T5">m</text:span><text:span text:style-name="T5">o</text:span><text:span text:style-name="T5">n</text:span><text:span text:style-name="T5">t </text:span><text:span text:style-name="T5">k</text:span><text:span text:style-name="T5">r</text:span><text:span text:style-name="T5">a</text:span><text:span text:style-name="T5">v </text:span><text:span text:style-name="T5">= </text:span><text:span text:style-name="T5">2</text:span><text:span text:style-name="T5">0</text:span><text:span text:style-name="T5">%</text:span><text:span text:style-name="T5"> </text:span><text:span text:style-name="T5">→</text:span><text:span text:style-name="T5"> </text:span><text:span text:style-name="T5">0</text:span><text:span text:style-name="T5">.</text:span><text:span text:style-name="T5">2 </text:span><text:span text:style-name="T5">(</text:span><text:span text:style-name="T5">0</text:span><text:span text:style-name="T5">.</text:span><text:span text:style-name="T5">1</text:span><text:span text:style-name="T5">8</text:span><text:span text:style-name="T5">5</text:span><text:span text:style-name="T5">) </text:span><text:span text:style-name="T5">* </text:span><text:span text:style-name="T5">0</text:span><text:span text:style-name="T5">.</text:span><text:span text:style-name="T5">6</text:span><text:span text:style-name="T5">2</text:span><text:span text:style-name="T5">5 </text:span><text:span text:style-name="T5">= </text:span><text:span text:style-name="T5">0</text:span><text:span text:style-name="T5">.</text:span><text:span text:style-name="T5">1</text:span><text:span text:style-name="T5">1</text:span><text:span text:style-name="T5">5 </text:span></text:p>
          </draw:text-box>
        </draw:frame>
        <draw:custom-shape draw:style-name="gr20" draw:text-style-name="P24" draw:layer="layout" svg:width="2.032cm" svg:height="6.084cm" draw:transform="skewX (0.00593411945678072) rotate (1.57655591332648) translate (52.335cm 9.144cm)">
          <text:p/>
          <draw:enhanced-geometry svg:viewBox="0 0 21600 21600" draw:glue-points="21600 0 0 10800 21600 21600" draw:text-areas="13800 ?f9 21600 ?f10" draw:type="left-brace" draw:modifiers="1800 10690.839451005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26" xml:id="id4" draw:id="id4" draw:layer="layout" svg:width="3.81cm" svg:height="1.276cm" svg:x="53.848cm" svg:y="9.652cm">
          <draw:text-box>
            <text:p text:style-name="P25"><text:span text:style-name="T2">1</text:span><text:span text:style-name="T2">4</text:span><text:span text:style-name="T2">,</text:span><text:span text:style-name="T2">5 </text:span><text:span text:style-name="T2">%</text:span></text:p>
          </draw:text-box>
        </draw:frame>
        <draw:frame draw:style-name="gr22" draw:text-style-name="P28" draw:layer="layout" svg:width="3.302cm" svg:height="1.276cm" svg:x="63.5cm" svg:y="9.014cm">
          <draw:text-box>
            <text:p text:style-name="P27"><text:span text:style-name="T6">-</text:span><text:span text:style-name="T6">0</text:span><text:span text:style-name="T6">.</text:span><text:span text:style-name="T6">5 </text:span><text:span text:style-name="T6">%</text:span></text:p>
          </draw:text-box>
        </draw:frame>
        <draw:custom-shape draw:style-name="gr23" draw:text-style-name="P24" draw:layer="layout" svg:width="3.746cm" svg:height="4.643cm" draw:transform="skewX (0.00610865238198015) rotate (1.57655591332648) translate (46.482cm 10.922cm)">
          <text:p/>
          <draw:enhanced-geometry svg:viewBox="0 0 21600 21600" draw:glue-points="21600 0 0 10800 21600 21600" draw:text-areas="13800 ?f9 21600 ?f10" draw:type="left-brace" draw:modifiers="1800 10690.839451005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4" draw:text-style-name="P26" xml:id="id2" draw:id="id2" draw:layer="layout" svg:width="3.938cm" svg:height="1.375cm" svg:x="46.608cm" svg:y="11.579cm">
          <draw:text-box>
            <text:p text:style-name="P25"><text:span text:style-name="T2">8</text:span><text:span text:style-name="T2">.</text:span><text:span text:style-name="T2">0 </text:span><text:span text:style-name="T2">%</text:span></text:p>
          </draw:text-box>
        </draw:frame>
        <draw:frame draw:style-name="gr25" draw:text-style-name="P30" xml:id="id1" draw:id="id1" draw:layer="layout" svg:width="2.896cm" svg:height="2.175cm" svg:x="57.15cm" svg:y="4.572cm">
          <draw:text-box>
            <text:p text:style-name="P29">11%</text:p>
          </draw:text-box>
        </draw:frame>
        <draw:connector draw:style-name="gr26" draw:text-style-name="P11" draw:layer="layout" svg:x1="58.598cm" svg:y1="6.747cm" svg:x2="50.546cm" svg:y2="12.266cm" draw:start-shape="id1" draw:start-glue-point="2" draw:end-shape="id2" draw:end-glue-point="1" svg:d="M58598 6747v5519h-8052" svg:viewBox="0 0 8053 5520">
          <text:p/>
        </draw:connector>
        <draw:frame draw:style-name="gr27" draw:text-style-name="P31" draw:layer="layout" svg:width="3.598cm" svg:height="1.276cm" svg:x="54.864cm" svg:y="12.446cm">
          <draw:text-box>
            <text:p text:style-name="P27"><text:span text:style-name="T6">-</text:span><text:span text:style-name="T6">3 </text:span><text:span text:style-name="T6">%</text:span></text:p>
          </draw:text-box>
        </draw:frame>
        <draw:frame draw:style-name="gr28" draw:text-style-name="P32" xml:id="id3" draw:id="id3" draw:layer="layout" svg:width="2.794cm" svg:height="1.276cm" svg:x="65.583cm" svg:y="4.566cm">
          <draw:text-box>
            <text:p text:style-name="P12"><text:span text:style-name="T2">1</text:span><text:span text:style-name="T2">5</text:span><text:span text:style-name="T2">%</text:span></text:p>
          </draw:text-box>
        </draw:frame>
        <draw:frame draw:style-name="gr29" draw:text-style-name="P28" draw:layer="layout" svg:width="9.144cm" svg:height="3.326cm" svg:x="63.5cm" svg:y="10.29cm">
          <draw:text-box>
            <text:p text:style-name="P27"><text:span text:style-name="T6">3</text:span><text:span text:style-name="T6">.</text:span><text:span text:style-name="T6">3</text:span><text:span text:style-name="T6">%</text:span><text:span text:style-name="T6"> </text:span><text:span text:style-name="T6">(</text:span><text:span text:style-name="T6">1</text:span><text:span text:style-name="T6">/</text:span><text:span text:style-name="T6">3</text:span><text:span text:style-name="T6">0</text:span><text:span text:style-name="T6">) </text:span><text:span text:style-name="T6">i</text:span><text:span text:style-name="T6">z</text:span><text:span text:style-name="T6">l</text:span><text:span text:style-name="T6">o</text:span><text:span text:style-name="T6">č</text:span><text:span text:style-name="T6">i</text:span><text:span text:style-name="T6">š</text:span></text:p>
            <text:p text:style-name="P27"><text:span text:style-name="T6">7</text:span><text:span text:style-name="T6">3</text:span><text:span text:style-name="T6">.</text:span><text:span text:style-name="T6">3 </text:span><text:span text:style-name="T6">%</text:span><text:span text:style-name="T6"> </text:span><text:span text:style-name="T6">o</text:span><text:span text:style-name="T6">s</text:span><text:span text:style-name="T6">e</text:span><text:span text:style-name="T6">m</text:span><text:span text:style-name="T6">e</text:span><text:span text:style-name="T6">n</text:span><text:span text:style-name="T6">i</text:span><text:span text:style-name="T6">š</text:span></text:p>
            <text:p text:style-name="P27"><text:span text:style-name="T6">2</text:span><text:span text:style-name="T6">3</text:span><text:span text:style-name="T6">.</text:span><text:span text:style-name="T6">3</text:span><text:span text:style-name="T6">%</text:span><text:span text:style-name="T6"> </text:span><text:span text:style-name="T6">o</text:span><text:span text:style-name="T6">s</text:span><text:span text:style-name="T6">t</text:span><text:span text:style-name="T6">a</text:span><text:span text:style-name="T6">n</text:span><text:span text:style-name="T6">e </text:span><text:span text:style-name="T6">t</text:span><text:span text:style-name="T6">e</text:span><text:span text:style-name="T6">li</text:span><text:span text:style-name="T6">c</text:span></text:p>
          </draw:text-box>
        </draw:frame>
        <draw:frame draw:style-name="gr30" draw:text-style-name="P31" draw:layer="layout" svg:width="8.636cm" svg:height="3.326cm" svg:x="54.864cm" svg:y="13.722cm">
          <draw:text-box>
            <text:p text:style-name="P27"><text:span text:style-name="T6">2</text:span><text:span text:style-name="T6">7</text:span><text:span text:style-name="T6">.</text:span><text:span text:style-name="T6">3</text:span><text:span text:style-name="T6">%</text:span><text:span text:style-name="T6"> </text:span><text:span text:style-name="T6">i</text:span><text:span text:style-name="T6">z</text:span><text:span text:style-name="T6">l</text:span><text:span text:style-name="T6">o</text:span><text:span text:style-name="T6">č</text:span><text:span text:style-name="T6">i</text:span><text:span text:style-name="T6">š</text:span></text:p>
            <text:p text:style-name="P27"><text:span text:style-name="T6">4</text:span><text:span text:style-name="T6">5</text:span><text:span text:style-name="T6">.</text:span><text:span text:style-name="T6">4 </text:span><text:span text:style-name="T6">%</text:span><text:span text:style-name="T6"> </text:span><text:span text:style-name="T6">o</text:span><text:span text:style-name="T6">s</text:span><text:span text:style-name="T6">e</text:span><text:span text:style-name="T6">m</text:span><text:span text:style-name="T6">e</text:span><text:span text:style-name="T6">n</text:span><text:span text:style-name="T6">i</text:span><text:span text:style-name="T6">š</text:span></text:p>
            <text:p text:style-name="P27"><text:span text:style-name="T6">2</text:span><text:span text:style-name="T6">7</text:span><text:span text:style-name="T6">.</text:span><text:span text:style-name="T6">3</text:span><text:span text:style-name="T6">%</text:span><text:span text:style-name="T6"> </text:span><text:span text:style-name="T6">o</text:span><text:span text:style-name="T6">s</text:span><text:span text:style-name="T6">t</text:span><text:span text:style-name="T6">a</text:span><text:span text:style-name="T6">n</text:span><text:span text:style-name="T6">e </text:span><text:span text:style-name="T6">t</text:span><text:span text:style-name="T6">e</text:span><text:span text:style-name="T6">li</text:span><text:span text:style-name="T6">c</text:span></text:p>
          </draw:text-box>
        </draw:frame>
        <draw:custom-shape draw:style-name="gr31" draw:text-style-name="P33" draw:layer="layout" svg:width="1.016cm" svg:height="2.794cm" svg:x="2.032cm" svg:y="3.81cm">
          <text:p text:style-name="P12"><text:span text:style-name="T7">BM</text:span></text:p>
          <text:p text:style-name="P12"><text:span text:style-name="T7">0.8%</text:span></text:p>
          <draw:enhanced-geometry svg:viewBox="0 0 21600 21600" draw:type="rectangle" draw:enhanced-path="M 0 0 L 21600 0 21600 21600 0 21600 0 0 Z N"/>
        </draw:custom-shape>
        <draw:connector draw:style-name="gr32" draw:text-style-name="P11" draw:layer="layout" svg:x1="66.98cm" svg:y1="5.842cm" svg:x2="57.658cm" svg:y2="10.29cm" draw:start-shape="id3" draw:start-glue-point="2" draw:end-shape="id4" draw:end-glue-point="1" svg:d="M66980 5842v4448h-9322" svg:viewBox="0 0 9323 4449">
          <text:p/>
        </draw:connector>
        <draw:frame draw:style-name="gr33" draw:text-style-name="P23" draw:layer="layout" svg:width="8.89cm" svg:height="3.723cm" svg:x="2.032cm" svg:y="6.858cm">
          <draw:text-box>
            <text:p text:style-name="P22"><text:span text:style-name="T5">B</text:span><text:span text:style-name="T5">M</text:span><text:span text:style-name="T5"> </text:span><text:span text:style-name="T5">= </text:span><text:span text:style-name="T5">1</text:span><text:span text:style-name="T5">.</text:span><text:span text:style-name="T5">3</text:span><text:span text:style-name="T5">%</text:span><text:span text:style-name="T5"> </text:span><text:span text:style-name="T5">v</text:span><text:span text:style-name="T5">s</text:span><text:span text:style-name="T5">e</text:span><text:span text:style-name="T5">h </text:span><text:span text:style-name="T5">k</text:span><text:span text:style-name="T5">r</text:span><text:span text:style-name="T5">a</text:span><text:span text:style-name="T5">v, </text:span><text:span text:style-name="T5">3</text:span><text:span text:style-name="T5">0</text:span><text:span text:style-name="T5">%</text:span><text:span text:style-name="T5"> </text:span><text:span text:style-name="T5">r</text:span><text:span text:style-name="T5">e</text:span><text:span text:style-name="T5">m</text:span><text:span text:style-name="T5">o</text:span><text:span text:style-name="T5">n</text:span><text:span text:style-name="T5">t </text:span><text:span text:style-name="T5">→</text:span><text:span text:style-name="T5"> </text:span><text:span text:style-name="T5">0</text:span><text:span text:style-name="T5">.</text:span><text:span text:style-name="T5">4</text:span><text:span text:style-name="T5">3 </text:span><text:span text:style-name="T5">%</text:span><text:span text:style-name="T5"> </text:span><text:span text:style-name="T5">t</text:span><text:span text:style-name="T5">o</text:span><text:span text:style-name="T5">p </text:span><text:span text:style-name="T5">k</text:span><text:span text:style-name="T5">r</text:span><text:span text:style-name="T5">a</text:span><text:span text:style-name="T5">v </text:span><text:span text:style-name="T5">v </text:span><text:span text:style-name="T5">B</text:span><text:span text:style-name="T5">M</text:span><text:span text:style-name="T5"> </text:span><text:span text:style-name="T5">v</text:span><text:span text:style-name="T5">s</text:span><text:span text:style-name="T5">a</text:span><text:span text:style-name="T5">k</text:span><text:span text:style-name="T5">o </text:span><text:span text:style-name="T5">le</text:span><text:span text:style-name="T5">t</text:span><text:span text:style-name="T5">o</text:span></text:p>
          </draw:text-box>
        </draw:frame>
        <draw:path draw:style-name="gr9" draw:text-style-name="P11" draw:layer="layout" svg:width="2.671cm" svg:height="2.148cm" draw:transform="rotate (2.43298897728009) translate (4.44357961570495cm 5.18756505776826cm)" svg:viewBox="0 0 2672 2149" svg:d="M0 2149c2342 0 2507-2149 2507-2149l165 193">
          <text:p/>
        </draw:path>
        <draw:line draw:style-name="gr34" draw:text-style-name="P11" draw:layer="layout" svg:x1="3.302cm" svg:y1="3.048cm" svg:x2="2.54cm" svg:y2="3.556cm">
          <text:p/>
        </draw:line>
        <draw:line draw:style-name="gr35" draw:text-style-name="P11" draw:layer="layout" svg:x1="2.032cm" svg:y1="17.272cm" svg:x2="72.644cm" svg:y2="17.272cm">
          <text:p/>
        </draw:line>
        <draw:path draw:style-name="gr9" draw:text-style-name="P11" draw:layer="layout" svg:width="21.969cm" svg:height="8.422cm" draw:transform="skewX (-0.457625329872913) rotate (2.81783407734484) translate (53.576830679717cm 14.3020198850391cm)" svg:viewBox="0 0 21970 8423" svg:d="M0 8423c17118 2 21805-8423 21805-8423l165 1590-165-1590-823 318 823-318">
          <text:p/>
        </draw:path>
        <draw:path draw:style-name="gr9" draw:text-style-name="P11" draw:layer="layout" svg:width="18.176cm" svg:height="8.43cm" draw:transform="skewX (-0.476649418719652) rotate (2.72602975868994) translate (47.0614381636484cm 14.458789146854cm)" svg:viewBox="0 0 18177 8431" svg:d="M0 8431c14160-1 18041-8431 18041-8431l136 1591-136-1591-680 318 680-318">
          <text:p/>
        </draw:path>
        <draw:frame draw:style-name="gr24" draw:text-style-name="P26" draw:layer="layout" svg:width="3.938cm" svg:height="1.375cm" svg:x="38.862cm" svg:y="2.286cm">
          <draw:text-box>
            <text:p text:style-name="P25"><text:span text:style-name="T2">8</text:span><text:span text:style-name="T2">.</text:span><text:span text:style-name="T2">5 </text:span><text:span text:style-name="T2">%</text:span></text:p>
          </draw:text-box>
        </draw:frame>
        <draw:line draw:style-name="gr9" draw:text-style-name="P11" draw:layer="layout" svg:x1="33.02cm" svg:y1="7.366cm" svg:x2="34.036cm" svg:y2="7.366cm">
          <text:p/>
        </draw:line>
        <draw:line draw:style-name="gr9" draw:text-style-name="P11" draw:layer="layout" svg:x1="30.734cm" svg:y1="7.175cm" svg:x2="32.004cm" svg:y2="6.604cm">
          <text:p/>
        </draw:line>
        <draw:frame draw:style-name="gr36" draw:text-style-name="P35" draw:layer="layout" svg:width="74.652cm" svg:height="1.764cm" svg:x="1.889cm" svg:y="32.821cm">
          <draw:text-box>
            <text:p text:style-name="P34"><text:span text:style-name="T8">0</text:span><text:span text:style-name="T8">.</text:span><text:span text:style-name="T8">8</text:span><text:span text:style-name="T8"> <text:s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+</text:span><text:span text:style-name="T8"> </text:span><text:span text:style-name="T8">6</text:span><text:span text:style-name="T8">1</text:span><text:span text:style-name="T8">.</text:span><text:span text:style-name="T8">7</text:span><text:span text:style-name="T8"> </text:span><text:span text:style-name="T8">+</text:span><text:span text:style-name="T8"> <text:s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5</text:span><text:span text:style-name="T8"> </text:span><text:span text:style-name="T8">+</text:span><text:span text:style-name="T8"> <text:s/></text:span><text:span text:style-name="T8"><text:s text:c="2"/></text:span><text:span text:style-name="T8">3</text:span><text:span text:style-name="T8"> </text:span><text:span text:style-name="T8">+</text:span><text:span text:style-name="T8"> <text:s/></text:span><text:span text:style-name="T8"><text:s/></text:span><text:span text:style-name="T8">3</text:span><text:span text:style-name="T8">.</text:span><text:span text:style-name="T8">5</text:span><text:span text:style-name="T8"> </text:span><text:span text:style-name="T8">+</text:span><text:span text:style-name="T8"> <text:s/></text:span><text:span text:style-name="T8"><text:s text:c="2"/></text:span><text:span text:style-name="T8">1</text:span><text:span text:style-name="T8">1</text:span><text:span text:style-name="T8"> </text:span><text:span text:style-name="T8">+</text:span><text:span text:style-name="T8"> <text:s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/></text:span><text:span text:style-name="T8">1</text:span><text:span text:style-name="T8">5</text:span><text:span text:style-name="T8"> <text:s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/></text:span><text:span text:style-name="T8">=</text:span><text:span text:style-name="T8"> </text:span><text:span text:style-name="T8">1</text:span><text:span text:style-name="T8">0</text:span><text:span text:style-name="T8">0</text:span><text:span text:style-name="T8">%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3" draw:text-style-name="P4" draw:layer="layout" svg:width="56.755cm" svg:height="18.269cm" svg:x="3.556cm" svg:y="3.71cm">
          <draw:text-box>
            <text:p text:style-name="P1">Kaj se izvrši v eni generaciji?</text:p>
            <text:p text:style-name="P1">Velikost populacije = 20,000 (18,000 F in 2,000 M) </text:p>
            <text:p text:style-name="P1">Moški:</text:p>
            <text:p text:style-name="P1"><text:tab/>GEN0</text:p>
            <text:p text:style-name="P1"><text:tab/>- dodaj ~1100 (55%) novorojenih moških telet </text:p>
            <text:p text:style-name="P1"><text:tab/><text:tab/>- od tega označi potomce načrtnih parjenj →60% potomcev vhlevi </text:p>
            <text:p text:style-name="P1"><text:tab/>GEN1:</text:p>
            <text:p text:style-name="P1"><text:tab/>- izloči 27% novorojenih bikov (random), obdrži 73% (biki12)</text:p>
            <text:p text:style-name="P1"><text:tab/>- odberi 1/3 najboljših vhlevljenih bikcev za mlade, ostali 2/3 za pripust</text:p>
            <text:p text:style-name="P1"><text:tab/>GEN2:</text:p>
            <text:p text:style-name="P1"><text:tab/>- izloči <text:s/>88% bikov 12, obdrži 12% (biki24)</text:p>
            <text:p text:style-name="P1"><text:tab/>- izloči 60% bikov v pripustu, obdrži 40% </text:p>
            <text:p text:style-name="P1"><text:tab/></text:p>
            <text:p text:style-name="P1"><text:tab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5" draw:text-style-name="P36" draw:layer="layout" svg:width="7.061cm" svg:height="2.794cm" svg:x="2.031cm" svg:y="3.8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6" draw:layer="layout" svg:width="7.061cm" svg:height="2.794cm" svg:x="9.092cm" svg:y="3.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6" draw:layer="layout" svg:width="7.062cm" svg:height="2.794cm" svg:x="16.153cm" svg:y="3.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7" draw:layer="layout" svg:width="7.061cm" svg:height="2.794cm" svg:x="23.215cm" svg:y="3.81cm">
          <text:p text:style-name="P36"/>
          <draw:enhanced-geometry svg:viewBox="0 0 21600 21600" draw:type="rectangle" draw:enhanced-path="M 0 0 L 21600 0 21600 21600 0 21600 0 0 Z N"/>
        </draw:custom-shape>
        <draw:custom-shape draw:style-name="gr5" draw:text-style-name="P36" draw:layer="layout" svg:width="7.061cm" svg:height="2.794cm" svg:x="30.276cm" svg:y="3.8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6" draw:layer="layout" svg:width="7.061cm" svg:height="2.794cm" svg:x="37.337cm" svg:y="3.8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6" draw:layer="layout" svg:width="7.061cm" svg:height="2.794cm" svg:x="44.398cm" svg:y="3.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6" draw:layer="layout" svg:width="7.062cm" svg:height="2.794cm" svg:x="51.459cm" svg:y="3.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7" draw:layer="layout" svg:width="7.061cm" svg:height="2.794cm" svg:x="58.521cm" svg:y="3.81cm">
          <text:p text:style-name="P36"/>
          <draw:enhanced-geometry svg:viewBox="0 0 21600 21600" draw:type="rectangle" draw:enhanced-path="M 0 0 L 21600 0 21600 21600 0 21600 0 0 Z N"/>
        </draw:custom-shape>
        <draw:custom-shape draw:style-name="gr5" draw:text-style-name="P36" draw:layer="layout" svg:width="7.061cm" svg:height="2.794cm" svg:x="65.582cm" svg:y="3.8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8" draw:layer="layout" svg:width="76.2cm" svg:height="38.491cm" svg:x="0cm" svg:y="0cm">
          <text:p text:style-name="P36">ﾸ</text:p>
          <draw:enhanced-geometry svg:viewBox="0 0 21600 21600" draw:type="rectangle" draw:enhanced-path="M 0 0 L 21600 0 21600 21600 0 21600 0 0 Z N"/>
        </draw:custom-shape>
        <draw:line draw:style-name="gr9" draw:text-style-name="P39" draw:layer="layout" svg:x1="2.032cm" svg:y1="0.001cm" svg:x2="2.032cm" svg:y2="38.101cm">
          <text:p/>
        </draw:line>
        <draw:line draw:style-name="gr9" draw:text-style-name="P39" draw:layer="layout" svg:x1="72.644cm" svg:y1="-0.001cm" svg:x2="72.644cm" svg:y2="38.099cm">
          <text:p/>
        </draw:line>
        <draw:line draw:style-name="gr9" draw:text-style-name="P39" draw:layer="layout" svg:x1="33.81cm" svg:y1="-0.064cm" svg:x2="33.81cm" svg:y2="38.036cm">
          <text:p/>
        </draw:line>
        <draw:custom-shape draw:style-name="gr38" draw:text-style-name="P40" draw:layer="layout" svg:width="38.312cm" svg:height="1.016cm" svg:x="34.269cm" svg:y="0.127cm">
          <text:p text:style-name="P36">GEN0</text:p>
          <draw:enhanced-geometry svg:viewBox="0 0 21600 21600" draw:type="rectangle" draw:enhanced-path="M 0 0 L 21600 0 21600 21600 0 21600 0 0 Z N"/>
        </draw:custom-shape>
        <draw:custom-shape draw:style-name="gr39" draw:text-style-name="P42" draw:layer="layout" svg:width="3.745cm" svg:height="1.016cm" svg:x="2.032cm" svg:y="0.001cm">
          <text:p text:style-name="P41"><text:span text:style-name="T3">GEN2</text:span></text:p>
          <draw:enhanced-geometry svg:viewBox="0 0 21600 21600" draw:type="rectangle" draw:enhanced-path="M 0 0 L 21600 0 21600 21600 0 21600 0 0 Z N"/>
        </draw:custom-shape>
        <draw:custom-shape draw:style-name="gr40" draw:text-style-name="P43" draw:layer="layout" svg:width="27.988cm" svg:height="1.016cm" svg:x="5.777cm" svg:y="0.001cm">
          <text:p text:style-name="P36">GEN1</text:p>
          <draw:enhanced-geometry svg:viewBox="0 0 21600 21600" draw:type="rectangle" draw:enhanced-path="M 0 0 L 21600 0 21600 21600 0 21600 0 0 Z N"/>
        </draw:custom-shape>
        <draw:custom-shape draw:style-name="gr18" draw:text-style-name="P45" draw:layer="layout" svg:width="5.08cm" svg:height="1.016cm" svg:x="34.269cm" svg:y="1.143cm">
          <text:p text:style-name="P44"><text:span text:style-name="T4">NOVO</text:span><text:span text:style-name="T4">ROJE</text:span><text:span text:style-name="T4">NA</text:span></text:p>
          <draw:enhanced-geometry svg:viewBox="0 0 21600 21600" draw:type="rectangle" draw:enhanced-path="M 0 0 L 21600 0 21600 21600 0 21600 0 0 Z N"/>
        </draw:custom-shape>
        <draw:custom-shape draw:style-name="gr41" draw:text-style-name="P46" draw:layer="layout" svg:width="1.521cm" svg:height="2.887cm" svg:x="71.122cm" svg:y="3.717cm">
          <text:p text:style-name="P36">2.25%</text:p>
          <draw:enhanced-geometry svg:viewBox="0 0 21600 21600" draw:type="rectangle" draw:enhanced-path="M 0 0 L 21600 0 21600 21600 0 21600 0 0 Z N"/>
        </draw:custom-shape>
        <draw:frame draw:style-name="gr42" draw:text-style-name="P48" draw:layer="layout" svg:width="8.89cm" svg:height="4.344cm" svg:x="63.831cm" svg:y="7.056cm">
          <draw:text-box>
            <text:p text:style-name="P47"><text:span text:style-name="T9">P</text:span><text:span text:style-name="T9">o</text:span><text:span text:style-name="T9">t</text:span><text:span text:style-name="T9">o</text:span><text:span text:style-name="T9">m</text:span><text:span text:style-name="T9">ci </text:span><text:span text:style-name="T9">n</text:span><text:span text:style-name="T9">a</text:span><text:span text:style-name="T9">č</text:span><text:span text:style-name="T9">rt</text:span><text:span text:style-name="T9">ni</text:span><text:span text:style-name="T9">h </text:span><text:span text:style-name="T9">p</text:span><text:span text:style-name="T9">a</text:span><text:span text:style-name="T9">rj</text:span><text:span text:style-name="T9">e</text:span><text:span text:style-name="T9">nj </text:span><text:span text:style-name="T9">(</text:span><text:span text:style-name="T9">~</text:span><text:span text:style-name="T9">4</text:span><text:span text:style-name="T9">5 </text:span><text:span text:style-name="T9">le</text:span><text:span text:style-name="T9">t</text:span><text:span text:style-name="T9">n</text:span><text:span text:style-name="T9">o</text:span><text:span text:style-name="T9">)</text:span></text:p>
            <text:p text:style-name="P47"><text:span text:style-name="T9">4</text:span><text:span text:style-name="T9">.</text:span><text:span text:style-name="T9">5 </text:span><text:span text:style-name="T9">%</text:span><text:span text:style-name="T9"> </text:span><text:span text:style-name="T9">v</text:span><text:span text:style-name="T9">s</text:span><text:span text:style-name="T9">e</text:span><text:span text:style-name="T9">h </text:span><text:span text:style-name="T9">n</text:span><text:span text:style-name="T9">o</text:span><text:span text:style-name="T9">v</text:span><text:span text:style-name="T9">o</text:span><text:span text:style-name="T9">r</text:span><text:span text:style-name="T9">oj</text:span><text:span text:style-name="T9">e</text:span><text:span text:style-name="T9">ni</text:span><text:span text:style-name="T9">h </text:span><text:span text:style-name="T9"><text:s/>v </text:span><text:span text:style-name="T9">k</text:span><text:span text:style-name="T9">o</text:span><text:span text:style-name="T9">n</text:span><text:span text:style-name="T9">tr</text:span><text:span text:style-name="T9">ol</text:span><text:span text:style-name="T9">i, </text:span><text:span text:style-name="T9">2</text:span><text:span text:style-name="T9">.</text:span><text:span text:style-name="T9">2</text:span><text:span text:style-name="T9">5</text:span><text:span text:style-name="T9">%</text:span><text:span text:style-name="T9"> </text:span><text:span text:style-name="T9">a</text:span><text:span text:style-name="T9">kt</text:span><text:span text:style-name="T9">iv</text:span><text:span text:style-name="T9">n</text:span><text:span text:style-name="T9">e </text:span><text:span text:style-name="T9">p</text:span><text:span text:style-name="T9">o</text:span><text:span text:style-name="T9">p</text:span><text:span text:style-name="T9">ul</text:span><text:span text:style-name="T9">a</text:span><text:span text:style-name="T9">ci</text:span><text:span text:style-name="T9">je</text:span></text:p>
          </draw:text-box>
        </draw:frame>
        <draw:line draw:style-name="gr9" draw:text-style-name="P39" draw:layer="layout" svg:x1="5.777cm" svg:y1="0.505cm" svg:x2="5.777cm" svg:y2="38.605cm">
          <text:p/>
        </draw:line>
        <draw:custom-shape draw:style-name="gr43" draw:text-style-name="P49" draw:layer="layout" svg:width="0.674cm" svg:height="2.887cm" svg:x="5.879cm" svg:y="3.747cm">
          <text:p/>
          <draw:enhanced-geometry svg:viewBox="0 0 21600 21600" draw:type="rectangle" draw:enhanced-path="M 0 0 L 21600 0 21600 21600 0 21600 0 0 Z N"/>
        </draw:custom-shape>
        <draw:frame draw:style-name="gr44" draw:text-style-name="P50" xml:id="id8" draw:id="id8" draw:layer="layout" svg:width="8.89cm" svg:height="4.214cm" svg:x="5.879cm" svg:y="6.634cm">
          <draw:text-box>
            <text:p text:style-name="P47"><text:span text:style-name="T9">P</text:span><text:span text:style-name="T9">r</text:span><text:span text:style-name="T9">e</text:span><text:span text:style-name="T9">o</text:span><text:span text:style-name="T9">st</text:span><text:span text:style-name="T9">al</text:span><text:span text:style-name="T9">i </text:span><text:span text:style-name="T9">p</text:span><text:span text:style-name="T9">o</text:span><text:span text:style-name="T9">t</text:span><text:span text:style-name="T9">o</text:span><text:span text:style-name="T9">m</text:span><text:span text:style-name="T9">ci </text:span><text:span text:style-name="T9">n</text:span><text:span text:style-name="T9">a</text:span><text:span text:style-name="T9">č</text:span><text:span text:style-name="T9">rt</text:span><text:span text:style-name="T9">ni</text:span><text:span text:style-name="T9">h </text:span><text:span text:style-name="T9">p</text:span><text:span text:style-name="T9">a</text:span><text:span text:style-name="T9">rj</text:span><text:span text:style-name="T9">e</text:span><text:span text:style-name="T9">nj </text:span><text:span text:style-name="T9">g</text:span><text:span text:style-name="T9">r</text:span><text:span text:style-name="T9">e</text:span><text:span text:style-name="T9">d</text:span><text:span text:style-name="T9">o </text:span><text:span text:style-name="T9">z</text:span><text:span text:style-name="T9">a </text:span><text:span text:style-name="T9">p</text:span><text:span text:style-name="T9">ri</text:span><text:span text:style-name="T9">p</text:span><text:span text:style-name="T9">u</text:span><text:span text:style-name="T9">st</text:span><text:span text:style-name="T9">: </text:span><text:span text:style-name="T9">~</text:span><text:span text:style-name="T9">1</text:span><text:span text:style-name="T9">8</text:span><text:span text:style-name="T9">, </text:span><text:span text:style-name="T9">t</text:span><text:span text:style-name="T9">o </text:span><text:span text:style-name="T9">je </text:span><text:span text:style-name="T9">3</text:span><text:span text:style-name="T9">0</text:span><text:span text:style-name="T9">%</text:span><text:span text:style-name="T9"> </text:span><text:span text:style-name="T9">p</text:span><text:span text:style-name="T9">o</text:span><text:span text:style-name="T9">t</text:span><text:span text:style-name="T9">o</text:span><text:span text:style-name="T9">m</text:span><text:span text:style-name="T9">c</text:span><text:span text:style-name="T9">e</text:span><text:span text:style-name="T9">v </text:span><text:span text:style-name="T9">n</text:span><text:span text:style-name="T9">a</text:span><text:span text:style-name="T9">č</text:span><text:span text:style-name="T9">rt</text:span><text:span text:style-name="T9">ni</text:span><text:span text:style-name="T9">h </text:span><text:span text:style-name="T9">p</text:span><text:span text:style-name="T9">a</text:span><text:span text:style-name="T9">rj</text:span><text:span text:style-name="T9">e</text:span><text:span text:style-name="T9">nj </text:span><text:span text:style-name="T9">(</text:span><text:span text:style-name="T9">sl</text:span><text:span text:style-name="T9">a</text:span><text:span text:style-name="T9">b</text:span><text:span text:style-name="T9">ši</text:span><text:span text:style-name="T9">h</text:span><text:span text:style-name="T9">)</text:span></text:p>
          </draw:text-box>
        </draw:frame>
        <draw:frame draw:style-name="gr45" draw:text-style-name="P51" xml:id="id5" draw:id="id5" draw:layer="layout" svg:width="5.04cm" svg:height="1.276cm" svg:x="52.034cm" svg:y="4.599cm">
          <draw:text-box>
            <text:p text:style-name="P25"><text:span text:style-name="T2">5</text:span><text:span text:style-name="T2">5</text:span><text:span text:style-name="T2">%</text:span></text:p>
          </draw:text-box>
        </draw:frame>
        <draw:frame draw:style-name="gr45" draw:text-style-name="P51" xml:id="id6" draw:id="id6" draw:layer="layout" svg:width="5.04cm" svg:height="1.276cm" svg:x="20.032cm" svg:y="4.599cm">
          <draw:text-box>
            <text:p text:style-name="P25"><text:span text:style-name="T2">4</text:span><text:span text:style-name="T2">0</text:span><text:span text:style-name="T2">%</text:span></text:p>
          </draw:text-box>
        </draw:frame>
        <draw:frame draw:style-name="gr46" draw:text-style-name="P48" xml:id="id7" draw:id="id7" draw:layer="layout" svg:width="6.031cm" svg:height="5.918cm" svg:x="64.965cm" svg:y="13.861cm">
          <draw:text-box>
            <text:p text:style-name="P47"><text:span text:style-name="T9">~</text:span><text:span text:style-name="T9">2</text:span><text:span text:style-name="T9">7 </text:span><text:span text:style-name="T9">v</text:span><text:span text:style-name="T9">hl</text:span><text:span text:style-name="T9">e</text:span><text:span text:style-name="T9">nj</text:span><text:span text:style-name="T9">e</text:span><text:span text:style-name="T9">ni</text:span><text:span text:style-name="T9">h </text:span><text:span text:style-name="T9">= </text:span><text:span text:style-name="T9">~</text:span><text:span text:style-name="T9">6</text:span><text:span text:style-name="T9">0</text:span><text:span text:style-name="T9">%</text:span><text:span text:style-name="T9"> </text:span><text:span text:style-name="T9">p</text:span><text:span text:style-name="T9">o</text:span><text:span text:style-name="T9">t</text:span><text:span text:style-name="T9">o</text:span><text:span text:style-name="T9">m</text:span><text:span text:style-name="T9">c</text:span><text:span text:style-name="T9">e</text:span><text:span text:style-name="T9">v </text:span><text:span text:style-name="T9">n</text:span><text:span text:style-name="T9">a</text:span><text:span text:style-name="T9">č</text:span><text:span text:style-name="T9">rt</text:span><text:span text:style-name="T9">ni</text:span><text:span text:style-name="T9">h </text:span><text:span text:style-name="T9">p</text:span><text:span text:style-name="T9">a</text:span><text:span text:style-name="T9">rj</text:span><text:span text:style-name="T9">e</text:span><text:span text:style-name="T9">nj</text:span><text:span text:style-name="T9">e </text:span><text:span text:style-name="T9">in </text:span><text:span text:style-name="T9">~</text:span><text:span text:style-name="T9">1</text:span><text:span text:style-name="T9">.</text:span><text:span text:style-name="T9">3</text:span><text:span text:style-name="T9">%</text:span><text:span text:style-name="T9"> </text:span><text:span text:style-name="T9">c</text:span><text:span text:style-name="T9">el</text:span><text:span text:style-name="T9">o</text:span><text:span text:style-name="T9">t</text:span><text:span text:style-name="T9">n</text:span><text:span text:style-name="T9">e </text:span><text:span text:style-name="T9">p</text:span><text:span text:style-name="T9">o</text:span><text:span text:style-name="T9">p</text:span><text:span text:style-name="T9">ul</text:span><text:span text:style-name="T9">a</text:span><text:span text:style-name="T9">ci</text:span><text:span text:style-name="T9">je</text:span></text:p>
          </draw:text-box>
        </draw:frame>
        <draw:line draw:style-name="gr34" draw:text-style-name="P39" draw:layer="layout" svg:x1="67.846cm" svg:y1="11.654cm" svg:x2="67.846cm" svg:y2="13.796cm">
          <text:p/>
        </draw:line>
        <draw:frame draw:style-name="gr47" draw:text-style-name="P52" draw:layer="layout" svg:width="5.04cm" svg:height="1.276cm" svg:x="2.771cm" svg:y="4.536cm">
          <draw:text-box>
            <text:p text:style-name="P25"><text:span text:style-name="T2">5</text:span><text:span text:style-name="T2">%</text:span></text:p>
          </draw:text-box>
        </draw:frame>
        <draw:custom-shape draw:style-name="gr48" draw:text-style-name="P54" draw:layer="layout" svg:width="1.085cm" svg:height="2.887cm" svg:x="32.821cm" svg:y="3.843cm">
          <text:p text:style-name="P53"><text:span text:style-name="T10">0.4</text:span></text:p>
          <draw:enhanced-geometry svg:viewBox="0 0 21600 21600" draw:type="rectangle" draw:enhanced-path="M 0 0 L 21600 0 21600 21600 0 21600 0 0 Z N"/>
        </draw:custom-shape>
        <draw:frame draw:style-name="gr49" draw:text-style-name="P55" draw:layer="layout" svg:width="8.89cm" svg:height="4.344cm" svg:x="25.016cm" svg:y="6.73cm">
          <draw:text-box>
            <text:p text:style-name="P47"><text:span text:style-name="T9">M</text:span><text:span text:style-name="T9">la</text:span><text:span text:style-name="T9">di </text:span><text:span text:style-name="T9">bi</text:span><text:span text:style-name="T9">ki </text:span><text:span text:style-name="T9">: </text:span><text:span text:style-name="T9">~</text:span><text:span text:style-name="T9">8</text:span><text:span text:style-name="T9">. </text:span><text:span text:style-name="T9">T</text:span><text:span text:style-name="T9">o </text:span><text:span text:style-name="T9">je </text:span><text:span text:style-name="T9">~</text:span><text:span text:style-name="T9">1</text:span><text:span text:style-name="T9">/</text:span><text:span text:style-name="T9">3 </text:span><text:span text:style-name="T9">v</text:span><text:span text:style-name="T9">s</text:span><text:span text:style-name="T9">e</text:span><text:span text:style-name="T9">h </text:span><text:span text:style-name="T9">v</text:span><text:span text:style-name="T9">hl</text:span><text:span text:style-name="T9">el</text:span><text:span text:style-name="T9">je</text:span><text:span text:style-name="T9">ni</text:span><text:span text:style-name="T9">h</text:span><text:span text:style-name="T9">.</text:span></text:p>
            <text:p text:style-name="P47"><text:span text:style-name="T9">P</text:span><text:span text:style-name="T9">o </text:span><text:span text:style-name="T9">m</text:span><text:span text:style-name="T9">la</text:span><text:span text:style-name="T9">di</text:span><text:span text:style-name="T9">h </text:span><text:span text:style-name="T9">bi</text:span><text:span text:style-name="T9">ki</text:span><text:span text:style-name="T9">h </text:span><text:span text:style-name="T9">s</text:span><text:span text:style-name="T9">e </text:span><text:span text:style-name="T9">p</text:span><text:span text:style-name="T9">ri </text:span><text:span text:style-name="T9">R</text:span><text:span text:style-name="T9">J </text:span><text:span text:style-name="T9">v</text:span><text:span text:style-name="T9">z</text:span><text:span text:style-name="T9">a</text:span><text:span text:style-name="T9">m</text:span><text:span text:style-name="T9">e </text:span><text:span text:style-name="T9">~</text:span><text:span text:style-name="T9">6</text:span><text:span text:style-name="T9">0</text:span><text:span text:style-name="T9">0 </text:span><text:span text:style-name="T9">d</text:span><text:span text:style-name="T9">o</text:span><text:span text:style-name="T9">z </text:span><text:span text:style-name="T9">→</text:span><text:span text:style-name="T9"> </text:span><text:span text:style-name="T9">~</text:span><text:span text:style-name="T9">3</text:span><text:span text:style-name="T9">0</text:span><text:span text:style-name="T9">0 </text:span><text:span text:style-name="T9">p</text:span><text:span text:style-name="T9">o</text:span><text:span text:style-name="T9">t</text:span><text:span text:style-name="T9">o</text:span><text:span text:style-name="T9">m</text:span><text:span text:style-name="T9">c</text:span><text:span text:style-name="T9">e</text:span><text:span text:style-name="T9">v</text:span></text:p>
          </draw:text-box>
        </draw:frame>
        <draw:custom-shape draw:style-name="gr43" draw:text-style-name="P49" draw:layer="layout" svg:width="0.674cm" svg:height="2.887cm" svg:x="5.218cm" svg:y="3.747cm">
          <text:p/>
          <draw:enhanced-geometry svg:viewBox="0 0 21600 21600" draw:type="rectangle" draw:enhanced-path="M 0 0 L 21600 0 21600 21600 0 21600 0 0 Z N"/>
        </draw:custom-shape>
        <draw:frame draw:style-name="gr45" draw:text-style-name="P57" draw:layer="layout" svg:width="1.541cm" svg:height="1.038cm" svg:x="5.892cm" svg:y="3.747cm">
          <draw:text-box>
            <text:p text:style-name="P56"><text:span text:style-name="T11">1</text:span><text:span text:style-name="T11">%</text:span></text:p>
          </draw:text-box>
        </draw:frame>
        <draw:frame draw:style-name="gr45" draw:text-style-name="P57" draw:layer="layout" svg:width="1.541cm" svg:height="1.038cm" svg:x="4.351cm" svg:y="5.596cm">
          <draw:text-box>
            <text:p text:style-name="P56"><text:span text:style-name="T11">0</text:span><text:span text:style-name="T11">.</text:span><text:span text:style-name="T11">4</text:span></text:p>
          </draw:text-box>
        </draw:frame>
        <draw:frame draw:style-name="gr50" draw:text-style-name="P50" draw:layer="layout" svg:width="7.63cm" svg:height="1.305cm" svg:x="3.646cm" svg:y="11.358cm">
          <draw:text-box>
            <text:p text:style-name="P47"><text:span text:style-name="T9">S</text:span><text:span text:style-name="T9">k</text:span><text:span text:style-name="T9">u</text:span><text:span text:style-name="T9">p</text:span><text:span text:style-name="T9">aj </text:span><text:span text:style-name="T9">p</text:span><text:span text:style-name="T9">ri</text:span><text:span text:style-name="T9">p</text:span><text:span text:style-name="T9">u</text:span><text:span text:style-name="T9">st</text:span><text:span text:style-name="T9">: </text:span><text:span text:style-name="T9">~</text:span><text:span text:style-name="T9">1</text:span><text:span text:style-name="T9">.</text:span><text:span text:style-name="T9">4</text:span><text:span text:style-name="T9">%</text:span></text:p>
          </draw:text-box>
        </draw:frame>
        <draw:connector draw:style-name="gr51" draw:text-style-name="P11" draw:layer="layout" draw:line-skew="12.209cm" svg:x1="54.554cm" svg:y1="5.875cm" svg:x2="22.552cm" svg:y2="5.875cm" draw:start-shape="id5" draw:start-glue-point="2" draw:end-shape="id6" svg:d="M54554 5875v12709h-32002v-12709" svg:viewBox="0 0 32003 12710">
          <text:p/>
        </draw:connector>
        <draw:frame draw:style-name="gr52" draw:text-style-name="P59" draw:layer="layout" svg:width="15.749cm" svg:height="2.139cm" svg:x="31.876cm" svg:y="18.584cm">
          <draw:text-box>
            <text:p text:style-name="P58"><text:span text:style-name="T12">I</text:span><text:span text:style-name="T12">z</text:span><text:span text:style-name="T12">l</text:span><text:span text:style-name="T12">o</text:span><text:span text:style-name="T12">č</text:span><text:span text:style-name="T12">i </text:span><text:span text:style-name="T12">2</text:span><text:span text:style-name="T12">7</text:span><text:span text:style-name="T12">%</text:span><text:span text:style-name="T12"> </text:span><text:span text:style-name="T12">n</text:span><text:span text:style-name="T12">o</text:span><text:span text:style-name="T12">v</text:span><text:span text:style-name="T12">o</text:span><text:span text:style-name="T12">r</text:span><text:span text:style-name="T12">o</text:span><text:span text:style-name="T12">j</text:span><text:span text:style-name="T12">e</text:span><text:span text:style-name="T12">n</text:span><text:span text:style-name="T12">i</text:span><text:span text:style-name="T12">h </text:span><text:span text:style-name="T12">b</text:span><text:span text:style-name="T12">i</text:span><text:span text:style-name="T12">k</text:span><text:span text:style-name="T12">o</text:span><text:span text:style-name="T12">v </text:span><text:span text:style-name="T12">(r</text:span><text:span text:style-name="T12">a</text:span><text:span text:style-name="T12">n</text:span><text:span text:style-name="T12">d</text:span><text:span text:style-name="T12">o</text:span><text:span text:style-name="T12">m</text:span><text:span text:style-name="T12">)</text:span></text:p>
            <text:p text:style-name="P58"><text:span text:style-name="T12">O</text:span><text:span text:style-name="T12">b</text:span><text:span text:style-name="T12">d</text:span><text:span text:style-name="T12">r</text:span><text:span text:style-name="T12">ž</text:span><text:span text:style-name="T12">i </text:span><text:span text:style-name="T12">7</text:span><text:span text:style-name="T12">3</text:span><text:span text:style-name="T12">%</text:span><text:span text:style-name="T12"> </text:span><text:span text:style-name="T12">b</text:span><text:span text:style-name="T12">i</text:span><text:span text:style-name="T12">k</text:span><text:span text:style-name="T12">o</text:span><text:span text:style-name="T12">v</text:span></text:p>
          </draw:text-box>
        </draw:frame>
        <draw:frame draw:style-name="gr53" draw:text-style-name="P59" draw:layer="layout" svg:width="11.906cm" svg:height="2.139cm" svg:x="35.404cm" svg:y="9.073cm">
          <draw:text-box>
            <text:p text:style-name="P58"><text:span text:style-name="T12">N</text:span><text:span text:style-name="T12">a</text:span><text:span text:style-name="T12">j</text:span><text:span text:style-name="T12">b</text:span><text:span text:style-name="T12">o</text:span><text:span text:style-name="T12">lj</text:span><text:span text:style-name="T12">š</text:span><text:span text:style-name="T12">a </text:span><text:span text:style-name="T12">1</text:span><text:span text:style-name="T12">/</text:span><text:span text:style-name="T12">3 </text:span><text:span text:style-name="T12">v</text:span><text:span text:style-name="T12">h</text:span><text:span text:style-name="T12">l</text:span><text:span text:style-name="T12">e</text:span><text:span text:style-name="T12">n</text:span><text:span text:style-name="T12">j</text:span><text:span text:style-name="T12">e</text:span><text:span text:style-name="T12">n</text:span><text:span text:style-name="T12">i</text:span><text:span text:style-name="T12">h </text:span><text:span text:style-name="T12">b</text:span><text:span text:style-name="T12">i</text:span><text:span text:style-name="T12">k</text:span><text:span text:style-name="T12">o</text:span><text:span text:style-name="T12">v </text:span><text:span text:style-name="T12">d</text:span><text:span text:style-name="T12">o </text:span><text:span text:style-name="T12">m</text:span><text:span text:style-name="T12">l</text:span><text:span text:style-name="T12">a</text:span><text:span text:style-name="T12">d</text:span><text:span text:style-name="T12">i</text:span><text:span text:style-name="T12">h</text:span></text:p>
          </draw:text-box>
        </draw:frame>
        <draw:custom-shape draw:style-name="gr54" draw:text-style-name="P60" draw:layer="layout" svg:width="5.08cm" svg:height="1.016cm" svg:x="5.777cm" svg:y="1.017cm">
          <text:p text:style-name="P44"><text:span text:style-name="T4">BIKI12</text:span></text:p>
          <draw:enhanced-geometry svg:viewBox="0 0 21600 21600" draw:type="rectangle" draw:enhanced-path="M 0 0 L 21600 0 21600 21600 0 21600 0 0 Z N"/>
        </draw:custom-shape>
        <draw:connector draw:style-name="gr34" draw:text-style-name="P11" draw:layer="layout" svg:x1="64.965cm" svg:y1="16.82cm" svg:x2="10.324cm" svg:y2="10.848cm" draw:start-shape="id7" draw:start-glue-point="3" draw:end-shape="id8" draw:end-glue-point="2" svg:d="M64965 16820h-54641v-5972" svg:viewBox="0 0 54642 5973">
          <text:p/>
        </draw:connector>
        <draw:frame draw:style-name="gr55" draw:text-style-name="P59" draw:layer="layout" svg:width="12.285cm" svg:height="2.139cm" svg:x="35.529cm" svg:y="14.68cm">
          <draw:text-box>
            <text:p text:style-name="P58"><text:span text:style-name="T12">S</text:span><text:span text:style-name="T12">l</text:span><text:span text:style-name="T12">a</text:span><text:span text:style-name="T12">b</text:span><text:span text:style-name="T12">š</text:span><text:span text:style-name="T12">a </text:span><text:span text:style-name="T12">2</text:span><text:span text:style-name="T12">/</text:span><text:span text:style-name="T12">3 </text:span><text:span text:style-name="T12">v</text:span><text:span text:style-name="T12">h</text:span><text:span text:style-name="T12">l</text:span><text:span text:style-name="T12">e</text:span><text:span text:style-name="T12">n</text:span><text:span text:style-name="T12">j</text:span><text:span text:style-name="T12">e</text:span><text:span text:style-name="T12">n</text:span><text:span text:style-name="T12">i</text:span><text:span text:style-name="T12">h </text:span><text:span text:style-name="T12">b</text:span><text:span text:style-name="T12">i</text:span><text:span text:style-name="T12">k</text:span><text:span text:style-name="T12">o</text:span><text:span text:style-name="T12">v </text:span><text:span text:style-name="T12">z</text:span><text:span text:style-name="T12">a </text:span><text:span text:style-name="T12">p</text:span><text:span text:style-name="T12">ri</text:span><text:span text:style-name="T12">p</text:span><text:span text:style-name="T12">u</text:span><text:span text:style-name="T12">s</text:span><text:span text:style-name="T12">t</text:span></text:p>
          </draw:text-box>
        </draw:frame>
        <draw:line draw:style-name="gr56" draw:text-style-name="P11" draw:layer="layout" svg:x1="41.325cm" svg:y1="10.962cm" svg:x2="41.325cm" svg:y2="14.93cm">
          <text:p/>
        </draw:line>
        <draw:line draw:style-name="gr34" draw:text-style-name="P11" draw:layer="layout" svg:x1="57.578cm" svg:y1="8.82cm" svg:x2="33.828cm" svg:y2="8.82cm">
          <text:p/>
        </draw:line>
        <draw:line draw:style-name="gr9" draw:text-style-name="P11" draw:layer="layout" svg:x1="57.578cm" svg:y1="8.82cm" svg:x2="57.578cm" svg:y2="15.623cm">
          <text:p/>
        </draw:line>
        <draw:line draw:style-name="gr9" draw:text-style-name="P11" draw:layer="layout" svg:x1="57.578cm" svg:y1="15.623cm" svg:x2="65.012cm" svg:y2="15.623cm">
          <text:p/>
        </draw:line>
        <draw:path draw:style-name="gr9" draw:text-style-name="P11" draw:layer="layout" svg:width="5.678cm" svg:height="3.992cm" draw:transform="skewX (-0.430223660616602) rotate (-1.46345857779725) translate (7.80464390204424cm 8.77545675414103cm)" svg:viewBox="0 0 5679 3993" svg:d="M0 3993c11173 0 2412-3993 2412-3993l104 79">
          <text:p/>
        </draw:path>
        <draw:frame draw:style-name="gr55" draw:text-style-name="P59" draw:layer="layout" svg:width="6.298cm" svg:height="3.083cm" svg:x="3.655cm" svg:y="16.38cm">
          <draw:text-box>
            <text:p text:style-name="P58"><text:span text:style-name="T12">O</text:span><text:span text:style-name="T12">b</text:span><text:span text:style-name="T12">d</text:span><text:span text:style-name="T12">r</text:span><text:span text:style-name="T12">ž</text:span><text:span text:style-name="T12">i </text:span><text:span text:style-name="T12">4</text:span><text:span text:style-name="T12">0</text:span><text:span text:style-name="T12">%</text:span><text:span text:style-name="T12"> </text:span><text:span text:style-name="T12">b</text:span><text:span text:style-name="T12">i</text:span><text:span text:style-name="T12">k</text:span><text:span text:style-name="T12">o</text:span><text:span text:style-name="T12">v </text:span><text:span text:style-name="T12">z</text:span><text:span text:style-name="T12">a </text:span><text:span text:style-name="T12">p</text:span><text:span text:style-name="T12">ri</text:span><text:span text:style-name="T12">p</text:span><text:span text:style-name="T12">u</text:span><text:span text:style-name="T12">s</text:span><text:span text:style-name="T12">t</text:span></text:p>
          </draw:text-box>
        </draw:frame>
        <draw:line draw:style-name="gr35" draw:text-style-name="P11" draw:layer="layout" svg:x1="20.599cm" svg:y1="6.237cm" svg:x2="20.599cm" svg:y2="25.892cm">
          <text:p/>
        </draw:line>
        <draw:line draw:style-name="gr35" draw:text-style-name="P11" draw:layer="layout" svg:x1="20.599cm" svg:y1="25.892cm" svg:x2="2.771cm" svg:y2="25.908cm">
          <text:p/>
        </draw:line>
        <draw:frame draw:style-name="gr52" draw:text-style-name="P59" draw:layer="layout" svg:width="15.749cm" svg:height="2.139cm" svg:x="4.85cm" svg:y="25.892cm">
          <draw:text-box>
            <text:p text:style-name="P58"><text:span text:style-name="T12">I</text:span><text:span text:style-name="T12">z</text:span><text:span text:style-name="T12">l</text:span><text:span text:style-name="T12">o</text:span><text:span text:style-name="T12">č</text:span><text:span text:style-name="T12">i </text:span><text:span text:style-name="T12">8</text:span><text:span text:style-name="T12">8</text:span><text:span text:style-name="T12">%</text:span><text:span text:style-name="T12"> </text:span><text:span text:style-name="T12">b</text:span><text:span text:style-name="T12">i</text:span><text:span text:style-name="T12">k</text:span><text:span text:style-name="T12">o</text:span><text:span text:style-name="T12">v</text:span><text:span text:style-name="T12">1</text:span><text:span text:style-name="T12">2 </text:span><text:span text:style-name="T12">(r</text:span><text:span text:style-name="T12">a</text:span><text:span text:style-name="T12">n</text:span><text:span text:style-name="T12">d</text:span><text:span text:style-name="T12">o</text:span><text:span text:style-name="T12">m</text:span><text:span text:style-name="T12">)</text:span></text:p>
            <text:p text:style-name="P61"><text:span text:style-name="T12">O</text:span><text:span text:style-name="T12">b</text:span><text:span text:style-name="T12">d</text:span><text:span text:style-name="T12">r</text:span><text:span text:style-name="T12">ž</text:span><text:span text:style-name="T12">i </text:span><text:span text:style-name="T12">1</text:span><text:span text:style-name="T12">2</text:span><text:span text:style-name="T12">%</text:span><text:span text:style-name="T12"> </text:span><text:span text:style-name="T12">b</text:span><text:span text:style-name="T12">i</text:span><text:span text:style-name="T12">k</text:span><text:span text:style-name="T12">o</text:span><text:span text:style-name="T12">v </text:span><text:span text:style-name="T12">(r</text:span><text:span text:style-name="T12">a</text:span><text:span text:style-name="T12">n</text:span><text:span text:style-name="T12">d</text:span><text:span text:style-name="T12">o</text:span><text:span text:style-name="T12">m</text:span><text:span text:style-name="T12">)</text:span></text:p>
          </draw:text-box>
        </draw:frame>
        <draw:custom-shape draw:style-name="gr57" draw:text-style-name="P42" draw:layer="layout" svg:width="3.259cm" svg:height="1.016cm" svg:x="2.032cm" svg:y="1.017cm">
          <text:p text:style-name="P41"><text:span text:style-name="T3">BIKI24</text:span></text:p>
          <draw:enhanced-geometry svg:viewBox="0 0 21600 21600" draw:type="rectangle" draw:enhanced-path="M 0 0 L 21600 0 21600 21600 0 21600 0 0 Z N"/>
        </draw:custom-shape>
        <draw:line draw:style-name="gr51" draw:text-style-name="P11" draw:layer="layout" svg:x1="2.771cm" svg:y1="25.908cm" svg:x2="2.771cm" svg:y2="5.812cm">
          <text:p/>
        </draw:line>
        <draw:frame draw:style-name="gr58" draw:text-style-name="P50" draw:layer="layout" svg:width="2.743cm" svg:height="4.391cm" svg:x="3.149cm" svg:y="6.634cm">
          <draw:text-box>
            <text:p text:style-name="P47"><text:span text:style-name="T9">P</text:span><text:span text:style-name="T9">ri</text:span><text:span text:style-name="T9">p</text:span><text:span text:style-name="T9">u</text:span><text:span text:style-name="T9">st </text:span><text:span text:style-name="T9">iz </text:span><text:span text:style-name="T9">p</text:span><text:span text:style-name="T9">r</text:span><text:span text:style-name="T9">ej</text:span><text:span text:style-name="T9">š</text:span><text:span text:style-name="T9">nj</text:span><text:span text:style-name="T9">ih </text:span><text:span text:style-name="T9">le</text:span><text:span text:style-name="T9">t </text:span><text:span text:style-name="T9">– </text:span><text:span text:style-name="T9">0</text:span><text:span text:style-name="T9">.</text:span><text:span text:style-name="T9">4</text:span><text:span text:style-name="T9">%</text:span></text:p>
          </draw:text-box>
        </draw:frame>
        <draw:frame draw:style-name="gr36" draw:text-style-name="P35" draw:layer="layout" svg:width="75.407cm" svg:height="1.764cm" svg:x="1.133cm" svg:y="32.821cm">
          <draw:text-box>
            <text:p text:style-name="P34"><text:span text:style-name="T8">4</text:span><text:span text:style-name="T8">.</text:span><text:span text:style-name="T8">6</text:span><text:span text:style-name="T8"> </text:span><text:span text:style-name="T8">+</text:span><text:span text:style-name="T8"> </text:span><text:span text:style-name="T8">0</text:span><text:span text:style-name="T8">.</text:span><text:span text:style-name="T8">4</text:span><text:span text:style-name="T8"> <text:s/></text:span><text:span text:style-name="T8">+</text:span><text:span text:style-name="T8"> </text:span><text:span text:style-name="T8">1</text:span><text:span text:style-name="T8"> <text:s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/></text:span><text:span text:style-name="T8">+</text:span><text:span text:style-name="T8"> </text:span><text:span text:style-name="T8">3</text:span><text:span text:style-name="T8">8</text:span><text:span text:style-name="T8">.</text:span><text:span text:style-name="T8">6</text:span><text:span text:style-name="T8"> </text:span><text:span text:style-name="T8">+</text:span><text:span text:style-name="T8"> <text:s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/></text:span><text:span text:style-name="T8">0</text:span><text:span text:style-name="T8">.</text:span><text:span text:style-name="T8">4</text:span><text:span text:style-name="T8"> <text:s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/></text:span><text:span text:style-name="T8">+</text:span><text:span text:style-name="T8"> </text:span><text:span text:style-name="T8">5</text:span><text:span text:style-name="T8">2</text:span><text:span text:style-name="T8">.</text:span><text:span text:style-name="T8">7</text:span><text:span text:style-name="T8">5</text:span><text:span text:style-name="T8"> <text:s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+</text:span><text:span text:style-name="T8"> </text:span><text:span text:style-name="T8">2</text:span><text:span text:style-name="T8">.</text:span><text:span text:style-name="T8">2</text:span><text:span text:style-name="T8">5</text:span><text:span text:style-name="T8"> </text:span><text:span text:style-name="T8">=</text:span><text:span text:style-name="T8"> </text:span><text:span text:style-name="T8">1</text:span><text:span text:style-name="T8">0</text:span><text:span text:style-name="T8">0</text:span><text:span text:style-name="T8">%</text:span></text:p>
          </draw:text-box>
        </draw:frame>
        <draw:line draw:style-name="gr34" draw:text-style-name="P11" draw:layer="layout" svg:x1="27.844cm" svg:y1="11.087cm" svg:x2="27.844cm" svg:y2="27.025cm">
          <text:p/>
        </draw:line>
        <draw:frame draw:style-name="gr59" draw:text-style-name="P63" draw:layer="layout" svg:width="8.89cm" svg:height="2.278cm" svg:x="23.693cm" svg:y="27.078cm">
          <draw:text-box>
            <text:p text:style-name="P62"><text:span text:style-name="T9">~</text:span><text:span text:style-name="T9">6</text:span><text:span text:style-name="T9">0</text:span><text:span text:style-name="T9">%</text:span><text:span text:style-name="T9"> </text:span><text:span text:style-name="T9">d</text:span><text:span text:style-name="T9">o </text:span><text:span text:style-name="T9">p</text:span><text:span text:style-name="T9">o</text:span><text:span text:style-name="T9">zi</text:span><text:span text:style-name="T9">ti</text:span><text:span text:style-name="T9">v</text:span><text:span text:style-name="T9">n</text:span><text:span text:style-name="T9">o </text:span><text:span text:style-name="T9">t</text:span><text:span text:style-name="T9">e</text:span><text:span text:style-name="T9">st</text:span><text:span text:style-name="T9">ir</text:span><text:span text:style-name="T9">a</text:span><text:span text:style-name="T9">ni</text:span><text:span text:style-name="T9">h </text:span><text:span text:style-name="T9">(</text:span><text:span text:style-name="T9">~</text:span><text:span text:style-name="T9">4 </text:span><text:span text:style-name="T9">bi</text:span><text:span text:style-name="T9">ki </text:span><text:span text:style-name="T9">le</text:span><text:span text:style-name="T9">t</text:span><text:span text:style-name="T9">n</text:span><text:span text:style-name="T9">o</text:span><text:span text:style-name="T9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45" draw:text-style-name="P65" draw:layer="layout" svg:width="59.028cm" svg:height="1.826cm" svg:x="3.149cm" svg:y="3.654cm">
          <draw:text-box>
            <text:p text:style-name="P64"><text:span text:style-name="T13">O</text:span><text:span text:style-name="T13">S</text:span><text:span text:style-name="T13">E</text:span><text:span text:style-name="T13">M</text:span><text:span text:style-name="T13">E</text:span><text:span text:style-name="T13">N</text:span><text:span text:style-name="T13">I</text:span><text:span text:style-name="T13">T</text:span><text:span text:style-name="T13">V</text:span><text:span text:style-name="T13">E</text:span><text:span text:style-name="T13"> </text:span><text:span text:style-name="T13">V</text:span><text:span text:style-name="T13"> </text:span><text:span text:style-name="T13">E</text:span><text:span text:style-name="T13">N</text:span><text:span text:style-name="T13">E</text:span><text:span text:style-name="T13">M</text:span><text:span text:style-name="T13"> </text:span><text:span text:style-name="T13">L</text:span><text:span text:style-name="T13">E</text:span><text:span text:style-name="T13">T</text:span><text:span text:style-name="T13">U</text:span><text:span text:style-name="T13">:</text:span></text:p>
          </draw:text-box>
        </draw:frame>
        <draw:frame draw:style-name="gr60" draw:layer="layout" svg:width="71.815cm" svg:height="22.883cm" svg:x="3.339cm" svg:y="8.04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1" draw:text-style-name="P66" draw:layer="layout" svg:width="4.095cm" svg:height="1.987cm" svg:x="26.269cm" svg:y="16.82cm">
          <draw:text-box>
            <text:p text:style-name="P22"><text:span text:style-name="T5">P</text:span><text:span text:style-name="T5">o</text:span><text:span text:style-name="T5">v</text:span><text:span text:style-name="T5">p</text:span><text:span text:style-name="T5">r</text:span><text:span text:style-name="T5">e</text:span><text:span text:style-name="T5">čj</text:span><text:span text:style-name="T5">e </text:span><text:span text:style-name="T5">= </text:span><text:span text:style-name="T5">5</text:span><text:span text:style-name="T5">.</text:span><text:span text:style-name="T5">5</text:span></text:p>
          </draw:text-box>
        </draw:frame>
        <draw:frame draw:style-name="gr61" draw:text-style-name="P66" draw:layer="layout" svg:width="4.095cm" svg:height="1.987cm" svg:x="19.592cm" svg:y="16.695cm">
          <draw:text-box>
            <text:p text:style-name="P22"><text:span text:style-name="T5">P</text:span><text:span text:style-name="T5">o</text:span><text:span text:style-name="T5">v</text:span><text:span text:style-name="T5">p</text:span><text:span text:style-name="T5">r</text:span><text:span text:style-name="T5">e</text:span><text:span text:style-name="T5">čj</text:span><text:span text:style-name="T5">e </text:span><text:span text:style-name="T5">= </text:span><text:span text:style-name="T5">5</text:span><text:span text:style-name="T5">5</text:span><text:span text:style-name="T5">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0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25cm" fo:margin-bottom="0cm" fo:text-indent="0cm"/>
      <style:text-properties fo:font-size="50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43cm" fo:margin-bottom="0cm" fo:text-indent="0cm"/>
      <style:text-properties fo:font-size="43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62cm" fo:margin-bottom="0cm" fo:text-indent="0cm"/>
      <style:text-properties fo:font-size="36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81cm" fo:margin-bottom="0cm" fo:text-indent="0cm"/>
      <style:text-properties fo:font-size="36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81cm" fo:margin-bottom="0cm" fo:text-indent="0cm"/>
      <style:text-properties fo:font-size="36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81cm" fo:margin-bottom="0cm" fo:text-indent="0cm"/>
      <style:text-properties fo:font-size="36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81cm" fo:margin-bottom="0cm" fo:text-indent="0cm"/>
      <style:text-properties fo:font-size="36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81cm" fo:margin-bottom="0cm" fo:text-indent="0cm"/>
      <style:text-properties fo:font-size="36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9.800003051757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76.2cm" fo:page-height="38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3</text:page-number></text:p>
        </draw:text-box>
      </draw:frame>
      <draw:page-thumbnail draw:layer="backgroundobjects" svg:width="7.575cm" svg:height="7.575cm" svg:x="1.712cm" svg:y="2.485cm"/>
      <draw:page-thumbnail draw:layer="backgroundobjects" svg:width="7.575cm" svg:height="7.575cm" svg:x="1.712cm" svg:y="11.061cm"/>
      <draw:page-thumbnail draw:layer="backgroundobjects" svg:width="7.575cm" svg:height="7.575cm" svg:x="1.712cm" svg:y="19.637cm"/>
      <draw:page-thumbnail draw:layer="backgroundobjects" svg:width="7.575cm" svg:height="7.575cm" svg:x="11.712cm" svg:y="2.485cm"/>
      <draw:page-thumbnail draw:layer="backgroundobjects" svg:width="7.575cm" svg:height="7.575cm" svg:x="11.712cm" svg:y="11.061cm"/>
      <draw:page-thumbnail draw:layer="backgroundobjects" svg:width="7.575cm" svg:height="7.575cm" svg:x="11.712cm" svg:y="19.637cm"/>
    </style:handout-master>
    <style:master-page style:name="Default" style:page-layout-name="PM1" draw:style-name="Mdp1">
      <draw:frame presentation:style-name="Default-title" draw:layer="backgroundobjects" svg:width="68.577cm" svg:height="6.361cm" svg:x="3.81cm" svg:y="1.518cm" presentation:class="title" presentation:placeholder="true">
        <draw:text-box/>
      </draw:frame>
      <draw:frame presentation:style-name="Default-outline1" draw:layer="backgroundobjects" svg:width="68.577cm" svg:height="22.096cm" svg:x="3.81cm" svg:y="8.915cm" presentation:class="outline" presentation:placeholder="true">
        <draw:text-box/>
      </draw:frame>
      <draw:frame presentation:style-name="Mpr1" draw:text-style-name="MP2" draw:layer="backgroundobjects" svg:width="17.752cm" svg:height="2.627cm" svg:x="3.81cm" svg:y="34.709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24.153cm" svg:height="2.627cm" svg:x="26.06cm" svg:y="34.709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17.752cm" svg:height="2.627cm" svg:x="54.635cm" svg:y="34.709cm" presentation:class="page-number">
        <draw:text-box>
          <text:p text:style-name="MP3"><text:page-number>3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3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4T11:17:42.722484553</meta:creation-date>
    <dc:date>2017-04-05T13:27:18.324301131</dc:date>
    <meta:editing-duration>PT3H17M52S</meta:editing-duration>
    <meta:editing-cycles>3</meta:editing-cycles>
    <meta:generator>LibreOffice/5.1.6.2$Linux_X86_64 LibreOffice_project/10m0$Build-2</meta:generator>
    <meta:document-statistic meta:object-count="14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84pt"/>
    </style:style>
    <style:style style:name="co2" style:family="table-column">
      <style:table-column-properties fo:break-before="auto" style:column-width="57.86pt"/>
    </style:style>
    <style:style style:name="co3" style:family="table-column">
      <style:table-column-properties fo:break-before="auto" style:column-width="77.95pt"/>
    </style:style>
    <style:style style:name="co4" style:family="table-column">
      <style:table-column-properties fo:break-before="auto" style:column-width="70.21pt"/>
    </style:style>
    <style:style style:name="co5" style:family="table-column">
      <style:table-column-properties fo:break-before="auto" style:column-width="67.15pt"/>
    </style:style>
    <style:style style:name="co6" style:family="table-column">
      <style:table-column-properties fo:break-before="auto" style:column-width="71.01pt"/>
    </style:style>
    <style:style style:name="co7" style:family="table-column">
      <style:table-column-properties fo:break-before="auto" style:column-width="56.3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7.45pt" fo:break-before="auto" style:use-optimal-row-height="false"/>
    </style:style>
    <style:style style:name="ro3" style:family="table-row">
      <style:table-row-properties style:row-height="24.69pt" fo:break-before="auto" style:use-optimal-row-height="false"/>
    </style:style>
    <style:style style:name="ro4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wrap-option="wrap" fo:border="0.74pt solid #000000"/>
    </style:style>
    <style:style style:name="ce2" style:family="table-cell" style:parent-style-name="Default">
      <style:table-cell-properties fo:background-color="#ffcc00" fo:wrap-option="wrap"/>
    </style:style>
    <style:style style:name="ce3" style:family="table-cell" style:parent-style-name="Default">
      <style:table-cell-properties fo:background-color="#ffcc00" fo:wrap-option="wrap" fo:border="0.74pt solid #000000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transparent" fo:wrap-option="wrap" fo:border="0.74pt solid #000000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ackground-color="#deeda2" fo:wrap-option="wrap" fo:border="0.74pt solid #000000"/>
    </style:style>
    <style:style style:name="ce8" style:family="table-cell" style:parent-style-name="Default" style:data-style-name="N123">
      <style:table-cell-properties fo:border-bottom="0.74pt solid #000000" fo:background-color="#cae94a" fo:wrap-option="wrap" fo:border-left="2.01pt solid #cc0000" fo:border-right="2.01pt solid #cc0000" fo:border-top="2.01pt solid #cc0000"/>
    </style:style>
    <style:style style:name="ce9" style:family="table-cell" style:parent-style-name="Default" style:data-style-name="N123">
      <style:table-cell-properties fo:border-bottom="0.74pt solid #000000" fo:background-color="#cae94a" fo:wrap-option="wrap" fo:border-left="2.01pt solid #cc0000" fo:border-right="2.01pt solid #cc0000" fo:border-top="0.74pt solid #000000"/>
    </style:style>
    <style:style style:name="ce10" style:family="table-cell" style:parent-style-name="Default" style:data-style-name="N123">
      <style:table-cell-properties fo:border-bottom="2.01pt solid #cc0000" fo:background-color="#cae94a" fo:wrap-option="wrap" fo:border-left="2.01pt solid #cc0000" fo:border-right="2.01pt solid #cc0000" fo:border-top="0.74pt solid #000000"/>
    </style:style>
    <style:style style:name="ce11" style:family="table-cell" style:parent-style-name="Default" style:data-style-name="N11">
      <style:table-cell-properties fo:wrap-option="wrap"/>
    </style:style>
    <style:style style:name="ce12" style:family="table-cell" style:parent-style-name="Default">
      <style:table-cell-properties fo:background-color="#ff99ff" fo:wrap-option="wrap"/>
    </style:style>
    <style:style style:name="ce13" style:family="table-cell" style:parent-style-name="Default" style:data-style-name="N1">
      <style:table-cell-properties fo:background-color="#ff99ff"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6"/>
        <table:table-column table:style-name="co7" table:default-cell-style-name="ce7"/>
        <table:table-column table:style-name="co8" table:default-cell-style-name="ce9"/>
        <table:table-column table:style-name="co8" table:number-columns-repeated="4" table:default-cell-style-name="ce4"/>
        <table:table-row table:style-name="ro1">
          <table:table-cell table:style-name="Default" table:number-columns-repeated="12"/>
        </table:table-row>
        <table:table-row table:style-name="ro2">
          <table:table-cell office:value-type="string" calcext:value-type="string">
            <text:p>SIF</text:p>
          </table:table-cell>
          <table:table-cell/>
          <table:table-cell office:value-type="string" calcext:value-type="string">
            <text:p>ST_BIKOV_Letno_v_up</text:p>
          </table:table-cell>
          <table:table-cell office:value-type="string" calcext:value-type="string">
            <text:p>ST_potomcev_letno</text:p>
          </table:table-cell>
          <table:table-cell office:value-type="string" calcext:value-type="string">
            <text:p>St_LET_v_UP</text:p>
          </table:table-cell>
          <table:table-cell table:style-name="ce1" office:value-type="string" calcext:value-type="string">
            <text:p>ST_potomcev_zivljenjsko</text:p>
          </table:table-cell>
          <table:table-cell office:value-type="string" calcext:value-type="string">
            <text:p>ENO_leto_novorojeni</text:p>
          </table:table-cell>
          <table:table-cell table:style-name="ce1"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ladi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00" calcext:value-type="float">
            <text:p>200</text:p>
          </table:table-cell>
          <table:table-cell office:value-type="float" office:value="1.3" calcext:value-type="float">
            <text:p>1.3</text:p>
          </table:table-cell>
          <table:table-cell table:formula="of:=[.E3]*[.D3]" office:value-type="float" office:value="260" calcext:value-type="float">
            <text:p>260</text:p>
          </table:table-cell>
          <table:table-cell table:formula="of:=[.C3]*[.D3]" office:value-type="float" office:value="2000" calcext:value-type="float">
            <text:p>2000</text:p>
          </table:table-cell>
          <table:table-cell table:style-name="ce8" table:formula="of:=[.G3]/[.$G$16]" office:value-type="percentage" office:value="0.254614894971356" calcext:value-type="percentage">
            <text:p>25.5%</text:p>
          </table:table-cell>
          <table:table-cell table:number-columns-repeated="4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čakajoč</text:p>
          </table:table-cell>
          <table:table-cell table:style-name="ce5" office:value-type="string" calcext:value-type="string">
            <text:p>Let v testu * št. Mladih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formula="of:=[.E4]*[.D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4]/[.$G$16]" office:value-type="percentage" office:value="0" calcext:value-type="percentage">
            <text:p>0.0%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E5]*[.D5]" office:value-type="float" office:value="0" calcext:value-type="float">
            <text:p>0</text:p>
          </table:table-cell>
          <table:table-cell table:formula="of:=[.C5]*[.D5]" office:value-type="float" office:value="0" calcext:value-type="float">
            <text:p>0</text:p>
          </table:table-cell>
          <table:table-cell table:formula="of:=[.G5]/[.$G$16]" office:value-type="percentage" office:value="0" calcext:value-type="percentage">
            <text:p>0.0%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stiran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formula="of:=[.E6]*[.D6]" office:value-type="float" office:value="240" calcext:value-type="float">
            <text:p>240</text:p>
          </table:table-cell>
          <table:table-cell table:formula="of:=[.C6]*[.D6]" office:value-type="float" office:value="120" calcext:value-type="float">
            <text:p>120</text:p>
          </table:table-cell>
          <table:table-cell table:formula="of:=[.G6]/[.$G$16]" office:value-type="percentage" office:value="0.0152768936982814" calcext:value-type="percentage">
            <text:p>1.5%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mleko</text:p>
          </table:table-cell>
          <table:table-cell office:value-type="float" office:value="15" calcext:value-type="float">
            <text:p>15</text:p>
          </table:table-cell>
          <table:table-cell office:value-type="float" office:value="270" calcext:value-type="float">
            <text:p>270</text:p>
          </table:table-cell>
          <table:table-cell office:value-type="float" office:value="7" calcext:value-type="float">
            <text:p>7</text:p>
          </table:table-cell>
          <table:table-cell table:formula="of:=[.E7]*[.D7]" office:value-type="float" office:value="1890" calcext:value-type="float">
            <text:p>1890</text:p>
          </table:table-cell>
          <table:table-cell table:formula="of:=[.C7]*[.D7]" office:value-type="float" office:value="4050" calcext:value-type="float">
            <text:p>4050</text:p>
          </table:table-cell>
          <table:table-cell table:formula="of:=[.G7]/[.$G$16]" office:value-type="percentage" office:value="0.515595162316996" calcext:value-type="percentage">
            <text:p>51.6%</text:p>
          </table:table-cell>
          <table:table-cell table:style-name="ce11" table:formula="of:=SUM([.H6:.H8])" office:value-type="percentage" office:value="0.571610439210694" calcext:value-type="percentage">
            <text:p>57.16%</text:p>
          </table:table-cell>
          <table:table-cell table:style-name="ce13" table:formula="of:=[.I7]/[.$H$10]" office:value-type="float" office:value="11.0864197530864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meso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7.5" calcext:value-type="float">
            <text:p>7.5</text:p>
          </table:table-cell>
          <table:table-cell table:formula="of:=[.E8]*[.D8]" office:value-type="float" office:value="1200" calcext:value-type="float">
            <text:p>1200</text:p>
          </table:table-cell>
          <table:table-cell table:formula="of:=[.C8]*[.D8]" office:value-type="float" office:value="320" calcext:value-type="float">
            <text:p>320</text:p>
          </table:table-cell>
          <table:table-cell table:formula="of:=[.G8]/[.$G$16]" office:value-type="percentage" office:value="0.0407383831954169" calcext:value-type="percentage">
            <text:p>4.1%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table:number-columns-repeated="5"/>
          <table:table-cell table:formula="of:=[.E9]*[.D9]" office:value-type="float" office:value="0" calcext:value-type="float">
            <text:p>0</text:p>
          </table:table-cell>
          <table:table-cell table:formula="of:=[.C9]*[.D9]" office:value-type="float" office:value="0" calcext:value-type="float">
            <text:p>0</text:p>
          </table:table-cell>
          <table:table-cell table:formula="of:=[.G9]/[.$G$16]" office:value-type="percentage" office:value="0" calcext:value-type="percentage">
            <text:p>0.0%</text:p>
          </table:table-cell>
          <table:table-cell/>
          <table:table-cell table:style-name="ce12"/>
          <table:table-cell table:style-name="Default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ipust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.4" calcext:value-type="float">
            <text:p>1.4</text:p>
          </table:table-cell>
          <table:table-cell table:formula="of:=[.E10]*[.D10]" office:value-type="float" office:value="21" calcext:value-type="float">
            <text:p>21</text:p>
          </table:table-cell>
          <table:table-cell table:formula="of:=[.C10]*[.D10]" office:value-type="float" office:value="405" calcext:value-type="float">
            <text:p>405</text:p>
          </table:table-cell>
          <table:table-cell table:formula="of:=[.G10]/[.$G$16]" office:value-type="percentage" office:value="0.0515595162316996" calcext:value-type="percentage">
            <text:p>5.2%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Default"/>
          <table:table-cell/>
        </table:table-row>
        <table:table-row table:style-name="ro1">
          <table:table-cell table:number-columns-repeated="5"/>
          <table:table-cell table:formula="of:=[.E11]*[.D11]" office:value-type="float" office:value="0" calcext:value-type="float">
            <text:p>0</text:p>
          </table:table-cell>
          <table:table-cell table:formula="of:=[.C11]*[.D11]" office:value-type="float" office:value="0" calcext:value-type="float">
            <text:p>0</text:p>
          </table:table-cell>
          <table:table-cell table:formula="of:=[.G11]/[.$G$16]" office:value-type="percentage" office:value="0" calcext:value-type="percentage">
            <text:p>0.0%</text:p>
          </table:table-cell>
          <table:table-cell/>
          <table:table-cell table:style-name="ce12"/>
          <table:table-cell table:number-columns-repeated="2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genomsko test.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.3" calcext:value-type="float">
            <text:p>1.3</text:p>
          </table:table-cell>
          <table:table-cell table:formula="of:=[.E12]*[.D12]" office:value-type="float" office:value="91" calcext:value-type="float">
            <text:p>91</text:p>
          </table:table-cell>
          <table:table-cell table:formula="of:=[.C12]*[.D12]" office:value-type="float" office:value="910" calcext:value-type="float">
            <text:p>910</text:p>
          </table:table-cell>
          <table:table-cell table:formula="of:=[.G12]/[.$G$16]" office:value-type="percentage" office:value="0.115849777211967" calcext:value-type="percentage">
            <text:p>11.6%</text:p>
          </table:table-cell>
          <table:table-cell/>
          <table:table-cell table:style-name="ce13" table:formula="of:=[.H12]/[.H10]" office:value-type="float" office:value="2.24691358024691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E13]*[.D13]" office:value-type="float" office:value="0" calcext:value-type="float">
            <text:p>0</text:p>
          </table:table-cell>
          <table:table-cell table:formula="of:=[.C13]*[.D13]" office:value-type="float" office:value="0" calcext:value-type="float">
            <text:p>0</text:p>
          </table:table-cell>
          <table:table-cell table:formula="of:=[.G13]/[.$G$16]" office:value-type="percentage" office:value="0" calcext:value-type="percentage">
            <text:p>0.0%</text:p>
          </table:table-cell>
          <table:table-cell table:style-name="ce12" office:value-type="string" calcext:value-type="string" table:number-columns-spanned="4" table:number-rows-spanned="1">
            <text:p>Razmerje pripust: genomsko test: klasično test.</text:p>
          </table:table-cell>
          <table:covered-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uj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E14]*[.D14]" office:value-type="float" office:value="0" calcext:value-type="float">
            <text:p>0</text:p>
          </table:table-cell>
          <table:table-cell table:formula="of:=[.C14]*[.D14]" office:value-type="float" office:value="20" calcext:value-type="float">
            <text:p>20</text:p>
          </table:table-cell>
          <table:table-cell table:formula="of:=[.G14]/[.$G$16]" office:value-type="percentage" office:value="0.00254614894971356" calcext:value-type="percentage">
            <text:p>0.3%</text:p>
          </table:table-cell>
          <table:table-cell table:number-columns-repeated="4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uvoženo sem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E15]*[.D15]" office:value-type="float" office:value="0" calcext:value-type="float">
            <text:p>0</text:p>
          </table:table-cell>
          <table:table-cell table:formula="of:=[.C15]*[.D15]" office:value-type="float" office:value="30" calcext:value-type="float">
            <text:p>30</text:p>
          </table:table-cell>
          <table:table-cell table:style-name="ce10" table:formula="of:=[.G15]/[.$G$16]" office:value-type="percentage" office:value="0.00381922342457034" calcext:value-type="percentage">
            <text:p>0.4%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3" table:number-rows-spanned="1">
            <text:p>povprečje let nad 50 potomcev</text:p>
          </table:table-cell>
          <table:covered-table-cell table:number-columns-repeated="2" table:style-name="ce4"/>
          <table:table-cell table:style-name="ce4" table:number-columns-repeated="3"/>
          <table:table-cell table:style-name="ce4" table:formula="of:=SUM([.G3:.G15])" office:value-type="float" office:value="7855" calcext:value-type="float">
            <text:p>7855</text:p>
          </table:table-cell>
          <table:table-cell table:style-name="ce4"/>
          <table:table-cell table:number-columns-repeated="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percentage-style style:name="N123">
      <number:number number:decimal-places="1" loext:min-decimal-places="1" number:min-integer-digits="1"/>
      <number:text>%</number:text>
    </number:percentage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 style:data-style-name="N2" text:time-value="10:16:21.1440764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